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fefece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.019cm" svg:stroke-color="#a80036" draw:stroke-linejoin="miter" svg:stroke-linecap="butt" draw:fill="none" draw:fill-color="#fefece" draw:textarea-horizontal-align="center" draw:textarea-vertical-align="middle" fo:padding-top="0.009cm" fo:padding-bottom="0.009cm" fo:padding-left="0.009cm" fo:padding-right="0.009cm"/>
    </style:style>
    <style:style style:name="gr3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b4a7e5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13cm" svg:stroke-color="#a80036" draw:stroke-linejoin="miter" svg:stroke-linecap="butt" draw:fill="none" draw:fill-color="#b4a7e5" draw:textarea-horizontal-align="center" draw:textarea-vertical-align="middle" fo:padding-top="0.006cm" fo:padding-bottom="0.006cm" fo:padding-left="0.006cm" fo:padding-right="0.006cm"/>
    </style:style>
    <style:style style:name="gr5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177cm" fo:min-width="1.247cm" fo:padding-top="0cm" fo:padding-bottom="0cm" fo:padding-left="0cm" fo:padding-right="0cm"/>
    </style:style>
    <style:style style:name="gr7" style:family="graphic" style:parent-style-name="standard">
      <style:graphic-properties draw:stroke="solid" draw:stroke-dash="Dashed_20__28_var_29__20_4" svg:stroke-width="0.019cm" svg:stroke-color="#a80036" draw:stroke-linejoin="miter" svg:stroke-linecap="butt" draw:textarea-horizontal-align="center" draw:textarea-vertical-align="middle" fo:padding-top="0.009cm" fo:padding-bottom="0.009cm" fo:padding-left="0.009cm" fo:padding-right="0.009cm"/>
    </style:style>
    <style:style style:name="gr8" style:family="graphic" style:parent-style-name="standard">
      <style:graphic-properties draw:stroke="solid" draw:stroke-dash="Dashed_20__28_var_29__20_4" svg:stroke-width="0.013cm" svg:stroke-color="#a80036" draw:stroke-linejoin="miter" svg:stroke-linecap="butt" draw:textarea-horizontal-align="center" draw:textarea-vertical-align="middle" fo:padding-top="0.006cm" fo:padding-bottom="0.006cm" fo:padding-left="0.006cm" fo:padding-right="0.006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166cm" fo:min-width="0.40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177cm" fo:min-width="1.3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162cm" fo:min-width="0.406cm" fo:padding-top="0cm" fo:padding-bottom="0cm" fo:padding-left="0cm" fo:padding-right="0cm"/>
    </style:style>
    <style:style style:name="gr12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e3664a" draw:textarea-horizontal-align="center" draw:textarea-vertical-align="middle"/>
    </style:style>
    <style:style style:name="gr13" style:family="graphic" style:parent-style-name="standard">
      <style:graphic-properties draw:stroke="solid" draw:stroke-dash="Dashed_20__28_var_29__20_4" svg:stroke-width="0.013cm" svg:stroke-color="#a80036" draw:stroke-linejoin="miter" svg:stroke-linecap="butt" draw:fill="none" draw:fill-color="#e3664a" draw:textarea-horizontal-align="center" draw:textarea-vertical-align="middle" fo:padding-top="0.006cm" fo:padding-bottom="0.006cm" fo:padding-left="0.006cm" fo:padding-right="0.006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177cm" fo:min-width="0.82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177cm" fo:min-width="1.08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162cm" fo:min-width="3.26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162cm" fo:min-width="3.55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162cm" fo:min-width="3.7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162cm" fo:min-width="3.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162cm" fo:min-width="2.18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162cm" fo:min-width="2.691cm" fo:padding-top="0cm" fo:padding-bottom="0cm" fo:padding-left="0cm" fo:padding-right="0cm"/>
    </style:style>
    <style:style style:name="gr22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84be84" draw:textarea-horizontal-align="center" draw:textarea-vertical-align="middle"/>
    </style:style>
    <style:style style:name="gr23" style:family="graphic" style:parent-style-name="standard">
      <style:graphic-properties draw:stroke="solid" draw:stroke-dash="Dashed_20__28_var_29__20_4" svg:stroke-width="0.013cm" svg:stroke-color="#038048" draw:stroke-linejoin="miter" svg:stroke-linecap="butt" draw:fill="none" draw:fill-color="#84be84" draw:textarea-horizontal-align="center" draw:textarea-vertical-align="middle" fo:padding-top="0.006cm" fo:padding-bottom="0.006cm" fo:padding-left="0.006cm" fo:padding-right="0.006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162cm" fo:min-width="0.812cm" fo:padding-top="0cm" fo:padding-bottom="0cm" fo:padding-left="0cm" fo:padding-right="0cm"/>
    </style:style>
    <style:style style:name="gr25" style:family="graphic" style:parent-style-name="standard">
      <style:graphic-properties draw:stroke="none" draw:stroke-dash="Dashed_20__28_var_29__20_4" svg:stroke-width="0cm" svg:stroke-color="#038048" draw:stroke-linejoin="none" svg:stroke-linecap="butt" draw:fill="solid" draw:fill-color="#84be84" draw:textarea-horizontal-align="center" draw:textarea-vertical-align="middle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162cm" fo:min-width="1.86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162cm" fo:min-width="0.7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162cm" fo:min-width="2.95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162cm" fo:min-width="0.837cm" fo:padding-top="0cm" fo:padding-bottom="0cm" fo:padding-left="0cm" fo:padding-right="0cm"/>
    </style:style>
    <style:style style:name="gr30" style:family="graphic" style:parent-style-name="standard">
      <style:graphic-properties draw:stroke="none" draw:stroke-dash="Dashed_20__28_var_29__20_4" svg:stroke-width="0cm" svg:stroke-color="#038048" draw:stroke-linejoin="none" svg:stroke-linecap="butt" draw:fill="solid" draw:fill-color="#fefece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a9dcdf" draw:textarea-horizontal-align="center" draw:textarea-vertical-align="middle"/>
    </style:style>
    <style:style style:name="gr32" style:family="graphic" style:parent-style-name="standard">
      <style:graphic-properties draw:stroke="solid" draw:stroke-dash="Dashed_20__28_var_29__20_4" svg:stroke-width="0.013cm" svg:stroke-color="#a80036" draw:stroke-linejoin="miter" svg:stroke-linecap="butt" draw:fill="none" draw:fill-color="#a9dcdf" draw:textarea-horizontal-align="center" draw:textarea-vertical-align="middle" fo:padding-top="0.006cm" fo:padding-bottom="0.006cm" fo:padding-left="0.006cm" fo:padding-right="0.006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177cm" fo:min-width="1.045cm" fo:padding-top="0cm" fo:padding-bottom="0cm" fo:padding-left="0cm" fo:padding-right="0cm"/>
    </style:style>
    <style:style style:name="gr34" style:family="graphic" style:parent-style-name="standard">
      <style:graphic-properties draw:stroke="solid" draw:stroke-dash="Dashed_20__28_var_29__20_4" svg:stroke-width="0.013cm" svg:stroke-color="#b38d22" draw:stroke-linejoin="miter" svg:stroke-linecap="butt" draw:fill="none" draw:fill-color="#000000" draw:textarea-horizontal-align="center" draw:textarea-vertical-align="middle" fo:padding-top="0.006cm" fo:padding-bottom="0.006cm" fo:padding-left="0.006cm" fo:padding-right="0.006cm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0.162cm" fo:min-width="0.53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162cm" fo:min-width="1.739cm" fo:padding-top="0cm" fo:padding-bottom="0cm" fo:padding-left="0cm" fo:padding-right="0cm"/>
    </style:style>
    <style:style style:name="gr37" style:family="graphic" style:parent-style-name="standard">
      <style:graphic-properties draw:stroke="none" draw:stroke-dash="Dashed_20__28_var_29__20_4" svg:stroke-width="0cm" svg:stroke-color="#038048" draw:stroke-linejoin="none" svg:stroke-linecap="butt" draw:fill="solid" draw:fill-color="#f24d5c" draw:textarea-horizontal-align="center" draw:textarea-vertical-align="middle"/>
    </style:style>
    <style:style style:name="gr38" style:family="graphic" style:parent-style-name="standard">
      <style:graphic-properties draw:stroke="solid" draw:stroke-dash="Dashed_20__28_var_29__20_4" svg:stroke-width="0.013cm" svg:stroke-color="#c82930" draw:stroke-linejoin="miter" svg:stroke-linecap="butt" draw:fill="none" draw:fill-color="#f24d5c" draw:textarea-horizontal-align="center" draw:textarea-vertical-align="middle" fo:padding-top="0.006cm" fo:padding-bottom="0.006cm" fo:padding-left="0.006cm" fo:padding-right="0.006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162cm" fo:min-width="1.677cm" fo:padding-top="0cm" fo:padding-bottom="0cm" fo:padding-left="0cm" fo:padding-right="0cm"/>
    </style:style>
    <style:style style:name="gr40" style:family="graphic" style:parent-style-name="standard">
      <style:graphic-properties draw:stroke="none" draw:stroke-dash="Dashed_20__28_var_29__20_4" svg:stroke-width="0cm" svg:stroke-color="#c82930" draw:stroke-linejoin="none" svg:stroke-linecap="butt" draw:fill="solid" draw:fill-color="#fefece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svg:stroke-color="#a80036" draw:stroke-linejoin="none" svg:stroke-linecap="butt" draw:fill="solid" draw:fill-color="#add1b2" draw:textarea-horizontal-align="center" draw:textarea-vertical-align="middle"/>
    </style:style>
    <style:style style:name="gr42" style:family="graphic" style:parent-style-name="standard">
      <style:graphic-properties draw:stroke="solid" draw:stroke-dash="Dashed_20__28_var_29__20_4" svg:stroke-width="0.013cm" svg:stroke-color="#a80036" draw:stroke-linejoin="miter" svg:stroke-linecap="butt" draw:fill="none" draw:fill-color="#add1b2" draw:textarea-horizontal-align="center" draw:textarea-vertical-align="middle" fo:padding-top="0.006cm" fo:padding-bottom="0.006cm" fo:padding-left="0.006cm" fo:padding-right="0.006cm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0.177cm" fo:min-width="0.70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162cm" fo:min-width="3.41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162cm" fo:min-width="2.76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162cm" fo:min-width="2.83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162cm" fo:min-width="3.87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162cm" fo:min-width="1.004cm" fo:padding-top="0cm" fo:padding-bottom="0cm" fo:padding-left="0cm" fo:padding-right="0cm"/>
    </style:style>
    <style:style style:name="gr49" style:family="graphic" style:parent-style-name="standard">
      <style:graphic-properties draw:stroke="none" draw:stroke-dash="Dashed_20__28_var_29__20_4" svg:stroke-width="0cm" svg:stroke-color="#c82930" draw:stroke-linejoin="none" svg:stroke-linecap="butt" draw:fill="solid" draw:fill-color="#f24d5c" draw:textarea-horizontal-align="center" draw:textarea-vertical-align="middle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162cm" fo:min-width="0.73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0.162cm" fo:min-width="0.73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162cm" fo:min-width="1.32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162cm" fo:min-width="1.4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fill-color="#ffffff" draw:textarea-horizontal-align="left" draw:auto-grow-width="true" fo:min-height="0.162cm" fo:min-width="4.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ffffff" draw:textarea-horizontal-align="left" draw:auto-grow-width="true" fo:min-height="0.177cm" fo:min-width="0.901cm" fo:padding-top="0cm" fo:padding-bottom="0cm" fo:padding-left="0cm" fo:padding-right="0cm"/>
    </style:style>
    <style:style style:name="gr56" style:family="graphic" style:parent-style-name="standard">
      <style:graphic-properties draw:stroke="solid" draw:stroke-dash="Dashed_20__28_var_29__20_4" svg:stroke-width="0.013cm" svg:stroke-color="#c82930" draw:stroke-linejoin="miter" svg:stroke-linecap="butt" draw:fill="none" draw:fill-color="#000000" draw:textarea-horizontal-align="center" draw:textarea-vertical-align="middle" fo:padding-top="0.006cm" fo:padding-bottom="0.006cm" fo:padding-left="0.006cm" fo:padding-right="0.006cm"/>
    </style:style>
    <style:style style:name="gr57" style:family="graphic" style:parent-style-name="standard">
      <style:graphic-properties draw:stroke="none" draw:fill="none" draw:fill-color="#ffffff" draw:textarea-horizontal-align="left" draw:auto-grow-width="true" fo:min-height="0.162cm" fo:min-width="1.03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fill-color="#ffffff" draw:textarea-horizontal-align="left" draw:auto-grow-width="true" fo:min-height="0.162cm" fo:min-width="0.62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fill-color="#ffffff" draw:textarea-horizontal-align="left" draw:auto-grow-width="true" fo:min-height="0.162cm" fo:min-width="0.82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fill-color="#ffffff" draw:textarea-horizontal-align="left" draw:auto-grow-width="true" fo:min-height="0.162cm" fo:min-width="0.89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fill-color="#ffffff" draw:textarea-horizontal-align="left" draw:auto-grow-width="true" fo:min-height="0.162cm" fo:min-width="3.59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fill-color="#ffffff" draw:textarea-horizontal-align="left" draw:auto-grow-width="true" fo:min-height="0.162cm" fo:min-width="4.67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fill-color="#ffffff" draw:textarea-horizontal-align="left" draw:auto-grow-width="true" fo:min-height="0.162cm" fo:min-width="7.58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fill-color="#ffffff" draw:textarea-horizontal-align="left" draw:auto-grow-width="true" fo:min-height="0.162cm" fo:min-width="1.0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fill-color="#ffffff" draw:textarea-horizontal-align="left" draw:auto-grow-width="true" fo:min-height="0.162cm" fo:min-width="0.72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fill-color="#ffffff" draw:textarea-horizontal-align="left" draw:auto-grow-width="true" fo:min-height="0.162cm" fo:min-width="2.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fill-color="#ffffff" draw:textarea-horizontal-align="left" draw:auto-grow-width="true" fo:min-height="0.162cm" fo:min-width="1.29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fill-color="#ffffff" draw:textarea-horizontal-align="left" draw:auto-grow-width="true" fo:min-height="0.162cm" fo:min-width="0.97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fill-color="#ffffff" draw:textarea-horizontal-align="left" draw:auto-grow-width="true" fo:min-height="0.162cm" fo:min-width="1.7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fill-color="#ffffff" draw:textarea-horizontal-align="left" draw:auto-grow-width="true" fo:min-height="0.177cm" fo:min-width="0.78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fill-color="#ffffff" draw:textarea-horizontal-align="left" draw:auto-grow-width="true" fo:min-height="0.162cm" fo:min-width="0.47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fill-color="#ffffff" draw:textarea-horizontal-align="left" draw:auto-grow-width="true" fo:min-height="0.162cm" fo:min-width="1.96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fill-color="#ffffff" draw:textarea-horizontal-align="left" draw:auto-grow-width="true" fo:min-height="0.177cm" fo:min-width="0.77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fill-color="#ffffff" draw:textarea-horizontal-align="left" draw:auto-grow-width="true" fo:min-height="0.162cm" fo:min-width="0.49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fill-color="#ffffff" draw:textarea-horizontal-align="left" draw:auto-grow-width="true" fo:min-height="0.162cm" fo:min-width="2.23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fill-color="#ffffff" draw:textarea-horizontal-align="left" draw:auto-grow-width="true" fo:min-height="0.162cm" fo:min-width="2.45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fill-color="#ffffff" draw:textarea-horizontal-align="left" draw:auto-grow-width="true" fo:min-height="0.162cm" fo:min-width="6.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fill-color="#ffffff" draw:textarea-horizontal-align="left" draw:auto-grow-width="true" fo:min-height="0.162cm" fo:min-width="3.04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fill-color="#ffffff" draw:textarea-horizontal-align="left" draw:auto-grow-width="true" fo:min-height="0.162cm" fo:min-width="2.467cm" fo:padding-top="0cm" fo:padding-bottom="0cm" fo:padding-left="0cm" fo:padding-right="0cm"/>
    </style:style>
    <style:style style:name="gr80" style:family="graphic" style:parent-style-name="standard">
      <style:graphic-properties svg:stroke-width="0.035cm" draw:marker-start-width="0.252cm" draw:marker-end-width="0.252cm" draw:opacity="30%" draw:textarea-horizontal-align="justify" draw:textarea-vertical-align="middle" draw:auto-grow-height="false" fo:min-height="3.916cm" fo:min-width="3.866cm" fo:padding-top="0.142cm" fo:padding-bottom="0.142cm" fo:padding-left="0.267cm" fo:padding-right="0.267cm"/>
    </style:style>
    <style:style style:name="gr81" style:family="graphic" style:parent-style-name="standard">
      <style:graphic-properties draw:stroke="none" draw:fill="none" draw:fill-color="#ffffff" draw:textarea-horizontal-align="left" draw:auto-grow-width="true" fo:min-height="0.177cm" fo:min-width="0.62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fill-color="#ffffff" draw:textarea-horizontal-align="left" draw:auto-grow-width="true" fo:min-height="0.177cm" fo:min-width="1.47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fill-color="#ffffff" draw:textarea-horizontal-align="left" draw:auto-grow-width="true" fo:min-height="0.177cm" fo:min-width="1.55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fill-color="#ffffff" draw:textarea-horizontal-align="left" draw:auto-grow-width="true" fo:min-height="0.177cm" fo:min-width="0.931cm" fo:padding-top="0cm" fo:padding-bottom="0cm" fo:padding-left="0cm" fo:padding-right="0cm"/>
    </style:style>
    <style:style style:name="gr85" style:family="graphic" style:parent-style-name="objectwithoutfill">
      <style:graphic-properties draw:marker-end="Triangle_20_unfilled" draw:marker-end-width="0.3cm" draw:fill="none" draw:textarea-vertical-align="middle"/>
    </style:style>
    <style:style style:name="gr86" style:family="graphic" style:parent-style-name="objectwithoutfill">
      <style:graphic-properties draw:marker-end="Circle" draw:marker-end-width="0.3cm" draw:fill="none" draw:textarea-vertical-align="middle"/>
    </style:style>
    <style:style style:name="gr87" style:family="graphic" style:parent-style-name="objectwithoutfill">
      <style:graphic-properties draw:marker-end="Circle_20_unfilled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9" style:family="graphic" style:parent-style-name="objectwithoutfill">
      <style:graphic-properties draw:stroke="dash" draw:stroke-dash="Dashed_20__28_var_29_" svg:stroke-width="0.035cm" svg:stroke-color="#cccc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objectwithoutfill">
      <style:graphic-properties svg:stroke-width="0.035cm" draw:marker-start-width="0.252cm" draw:marker-end="Circle_20_unfilled" draw:marker-end-width="0.352cm" draw:fill="none" draw:textarea-vertical-align="middle" fo:padding-top="0.142cm" fo:padding-bottom="0.142cm" fo:padding-left="0.267cm" fo:padding-right="0.267cm"/>
    </style:style>
    <style:style style:name="gr91" style:family="graphic" style:parent-style-name="objectwithoutfill">
      <style:graphic-properties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92" style:family="graphic" style:parent-style-name="objectwithoutfill">
      <style:graphic-properties svg:stroke-width="0.035cm" draw:marker-start-width="0.252cm" draw:marker-end="Circle" draw:marker-end-width="0.352cm" draw:fill="none" draw:textarea-vertical-align="middle" fo:padding-top="0.142cm" fo:padding-bottom="0.142cm" fo:padding-left="0.267cm" fo:padding-right="0.267cm"/>
    </style:style>
    <style:style style:name="gr93" style:family="graphic" style:parent-style-name="objectwithoutfill">
      <style:graphic-properties draw:stroke="solid" svg:stroke-width="0.035cm" draw:marker-start-width="0.252cm" draw:marker-end="Circle" draw:marker-end-width="0.352cm" draw:fill="none" draw:textarea-vertical-align="middle" fo:padding-top="0.142cm" fo:padding-bottom="0.142cm" fo:padding-left="0.267cm" fo:padding-right="0.267cm"/>
    </style:style>
    <style:style style:name="gr94" style:family="graphic" style:parent-style-name="objectwithoutfill">
      <style:graphic-properties draw:stroke="solid" svg:stroke-width="0.035cm" draw:marker-start-width="0.252cm" draw:marker-end="Circle_20_unfilled" draw:marker-end-width="0.352cm" draw:fill="none" draw:textarea-vertical-align="middle" fo:padding-top="0.142cm" fo:padding-bottom="0.142cm" fo:padding-left="0.267cm" fo:padding-right="0.267cm"/>
    </style:style>
    <style:style style:name="gr9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efece"/>
      <style:paragraph-properties fo:text-align="center"/>
    </style:style>
    <style:style style:name="P2" style:family="paragraph">
      <loext:graphic-properties draw:fill="none" draw:fill-color="#fefece"/>
      <style:paragraph-properties fo:text-align="center"/>
    </style:style>
    <style:style style:name="P3" style:family="paragraph">
      <loext:graphic-properties draw:fill="solid" draw:fill-color="#b4a7e5"/>
      <style:paragraph-properties fo:text-align="center"/>
    </style:style>
    <style:style style:name="P4" style:family="paragraph">
      <loext:graphic-properties draw:fill="none" draw:fill-color="#b4a7e5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text-properties fo:color="#000000" style:text-outline="false" style:text-line-through-style="none" style:text-line-through-type="none" style:font-name="sans-serif" fo:font-size="4.40000009536743pt" fo:font-style="italic" fo:text-shadow="none" style:text-underline-style="none" fo:font-weight="normal" style:text-underline-mode="continuous" style:text-overline-mode="continuous" style:text-line-through-mode="continuous" style:font-name-asian="sans-serif" style:font-size-asian="4.40000009536743pt" style:font-name-complex="sans-serif" style:font-size-complex="4.40000009536743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4.40000009536743pt" fo:font-style="italic" fo:text-shadow="none" style:text-underline-style="none" fo:font-weight="normal" style:text-underline-mode="continuous" style:text-overline-mode="continuous" style:text-line-through-mode="continuous" style:font-name-asian="sans-serif" style:font-size-asian="4.40000009536743pt" style:font-name-complex="sans-serif" style:font-size-complex="4.40000009536743pt" style:text-scale="100%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text-properties fo:color="#000000" style:text-outline="false" style:text-line-through-style="none" style:text-line-through-type="none" style:font-name="sans-serif" fo:font-size="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4pt" style:font-name-complex="sans-serif" style:font-size-complex="4pt" style:text-scale="100%" style:text-overline-style="none" style:text-overline-color="font-color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4pt" style:font-name-complex="sans-serif" style:font-size-complex="4pt" style:text-scale="100%" style:text-overline-style="none" style:text-overline-color="font-color"/>
    </style:style>
    <style:style style:name="P11" style:family="paragraph">
      <loext:graphic-properties draw:fill="solid" draw:fill-color="#e3664a"/>
      <style:paragraph-properties fo:text-align="center"/>
    </style:style>
    <style:style style:name="P12" style:family="paragraph">
      <loext:graphic-properties draw:fill="none" draw:fill-color="#e3664a"/>
      <style:paragraph-properties fo:text-align="center"/>
    </style:style>
    <style:style style:name="P13" style:family="paragraph">
      <style:text-properties fo:color="#000000" style:text-outline="false" style:text-line-through-style="none" style:text-line-through-type="none" style:font-name="sans-serif" fo:font-size="4.40000009536743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4.40000009536743pt" style:font-name-complex="sans-serif" style:font-size-complex="4.40000009536743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4.40000009536743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4.40000009536743pt" style:font-name-complex="sans-serif" style:font-size-complex="4.40000009536743pt" style:text-scale="100%" style:text-overline-style="none" style:text-overline-color="font-color"/>
    </style:style>
    <style:style style:name="P15" style:family="paragraph">
      <loext:graphic-properties draw:fill="solid" draw:fill-color="#84be84"/>
      <style:paragraph-properties fo:text-align="center"/>
    </style:style>
    <style:style style:name="P16" style:family="paragraph">
      <loext:graphic-properties draw:fill="none" draw:fill-color="#84be84"/>
      <style:paragraph-properties fo:text-align="center"/>
    </style:style>
    <style:style style:name="P17" style:family="paragraph">
      <loext:graphic-properties draw:fill="solid" draw:fill-color="#a9dcdf"/>
      <style:paragraph-properties fo:text-align="center"/>
    </style:style>
    <style:style style:name="P18" style:family="paragraph">
      <loext:graphic-properties draw:fill="none" draw:fill-color="#a9dcdf"/>
      <style:paragraph-properties fo:text-align="center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loext:graphic-properties draw:fill="solid" draw:fill-color="#f24d5c"/>
      <style:paragraph-properties fo:text-align="center"/>
    </style:style>
    <style:style style:name="P21" style:family="paragraph">
      <loext:graphic-properties draw:fill="none" draw:fill-color="#f24d5c"/>
      <style:paragraph-properties fo:text-align="center"/>
    </style:style>
    <style:style style:name="P22" style:family="paragraph">
      <loext:graphic-properties draw:fill="solid" draw:fill-color="#add1b2"/>
      <style:paragraph-properties fo:text-align="center"/>
    </style:style>
    <style:style style:name="P23" style:family="paragraph">
      <loext:graphic-properties draw:fill="none" draw:fill-color="#add1b2"/>
      <style:paragraph-properties fo:text-align="center"/>
    </style:style>
    <style:style style:name="P24" style:family="paragraph">
      <loext:graphic-properties draw:opacity="30%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  <style:text-properties fo:font-size="14pt" fo:font-weight="bold"/>
    </style:style>
    <style:style style:name="P27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P2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4" draw:id="id14">
          <draw:polygon draw:style-name="gr1" draw:text-style-name="P1" draw:layer="layout" svg:width="1.714cm" svg:height="0.757cm" svg:x="17.2cm" svg:y="1.706cm" svg:viewBox="0 0 1715 758" draw:points="857,758 0,758 0,0 1715,0 1715,758">
            <text:p/>
          </draw:polygon>
          <draw:polygon draw:style-name="gr2" draw:text-style-name="P2" draw:layer="layout" svg:width="1.714cm" svg:height="0.757cm" svg:x="17.2cm" svg:y="1.706cm" svg:viewBox="0 0 1715 758" draw:points="857,758 0,758 0,0 1715,0 1715,758">
            <text:p/>
          </draw:polygon>
          <draw:path draw:style-name="gr3" draw:text-style-name="P3" draw:layer="layout" svg:width="0.28cm" svg:height="0.281cm" svg:x="17.251cm" svg:y="1.77cm" svg:viewBox="0 0 281 282" svg:d="M281 141c0 26-6 47-18 70-13 22-30 39-52 52s-45 19-70 19c-26 0-49-6-71-19-23-13-38-30-51-52-13-23-19-44-19-70s6-49 19-71c13-23 28-38 51-51 22-13 45-19 71-19 25 0 48 6 70 19s39 28 52 51c12 23 18 45 18 71z">
            <text:p/>
          </draw:path>
          <draw:path draw:style-name="gr4" draw:text-style-name="P4" draw:layer="layout" svg:width="0.28cm" svg:height="0.281cm" svg:x="17.251cm" svg:y="1.77cm" svg:viewBox="0 0 281 282" svg:d="M281 141c0 26-6 47-18 70-13 22-30 39-52 52s-45 19-70 19c-26 0-49-6-71-19-23-13-38-30-51-52-13-23-19-44-19-70s6-49 19-71c13-23 28-38 51-51 22-13 45-19 71-19 25 0 48 6 70 19s39 28 52 51c12 23 18 45 18 71z">
            <text:p/>
          </draw:path>
          <draw:path draw:style-name="gr5" draw:text-style-name="P5" draw:layer="layout" svg:width="0.093cm" svg:height="0.126cm" svg:x="17.346cm" svg:y="1.848cm" svg:viewBox="0 0 94 127" svg:d="M58 22v83h22c6 0 7 0 10 2s4 5 4 9c0 7-5 11-14 11h-66c-5 0-8-1-10-2-3-2-4-6-4-9 0-4 2-7 5-9 2-2 3-2 9-2h22v-83h-22c-5 0-8-1-10-2-3-2-4-6-4-9 0-4 2-8 5-10 2-1 3-1 9-1h66c6 0 7 0 10 2s4 5 4 9-2 7-5 9c-2 1-4 2-9 2z">
            <text:p/>
          </draw:path>
          <draw:frame draw:style-name="gr6" draw:text-style-name="P7" draw:layer="layout" svg:width="1.247cm" svg:height="0.177cm" svg:x="17.571cm" svg:y="1.821cm">
            <draw:text-box>
              <text:p text:style-name="P6">StreamInterface</text:p>
            </draw:text-box>
          </draw:frame>
          <draw:line draw:style-name="gr7" draw:text-style-name="P8" draw:layer="layout" svg:x1="17.212cm" svg:y1="2.116cm" svg:x2="18.902cm" svg:y2="2.116cm">
            <text:p/>
          </draw:line>
          <draw:line draw:style-name="gr8" draw:text-style-name="P8" draw:layer="layout" svg:x1="17.212cm" svg:y1="2.3cm" svg:x2="17.846cm" svg:y2="2.3cm">
            <text:p/>
          </draw:line>
          <draw:line draw:style-name="gr8" draw:text-style-name="P8" draw:layer="layout" svg:x1="17.212cm" svg:y1="2.326cm" svg:x2="17.846cm" svg:y2="2.326cm">
            <text:p/>
          </draw:line>
          <draw:frame draw:style-name="gr9" draw:text-style-name="P10" draw:layer="layout" svg:width="0.408cm" svg:height="0.166cm" svg:x="17.846cm" svg:y="2.211cm">
            <draw:text-box>
              <text:p text:style-name="P9">PSR-7</text:p>
            </draw:text-box>
          </draw:frame>
          <draw:line draw:style-name="gr8" draw:text-style-name="P8" draw:layer="layout" svg:x1="18.269cm" svg:y1="2.3cm" svg:x2="18.902cm" svg:y2="2.3cm">
            <text:p/>
          </draw:line>
          <draw:line draw:style-name="gr8" draw:text-style-name="P8" draw:layer="layout" svg:x1="18.269cm" svg:y1="2.326cm" svg:x2="18.902cm" svg:y2="2.326cm">
            <text:p/>
          </draw:line>
        </draw:g>
        <draw:g xml:id="id15" draw:id="id15">
          <draw:polygon draw:style-name="gr1" draw:text-style-name="P1" draw:layer="layout" svg:width="1.791cm" svg:height="0.757cm" svg:x="12.208cm" svg:y="1.557cm" svg:viewBox="0 0 1792 758" draw:points="896,758 0,758 0,0 1792,0 1792,758">
            <text:p/>
          </draw:polygon>
          <draw:polygon draw:style-name="gr2" draw:text-style-name="P2" draw:layer="layout" svg:width="1.791cm" svg:height="0.757cm" svg:x="12.208cm" svg:y="1.557cm" svg:viewBox="0 0 1792 758" draw:points="896,758 0,758 0,0 1792,0 1792,758">
            <text:p/>
          </draw:polygon>
          <draw:path draw:style-name="gr3" draw:text-style-name="P3" draw:layer="layout" svg:width="0.281cm" svg:height="0.281cm" svg:x="12.259cm" svg:y="1.621cm" svg:viewBox="0 0 282 282" svg:d="M282 141c0 26-6 47-19 70-13 22-29 39-51 52-23 13-45 19-71 19s-48-6-70-19c-23-13-39-30-52-52-13-23-19-44-19-70s6-49 19-71c13-23 29-38 52-51 22-13 44-19 70-19s48 6 71 19c22 13 38 28 51 51 13 22 19 45 19 71z">
            <text:p/>
          </draw:path>
          <draw:path draw:style-name="gr4" draw:text-style-name="P4" draw:layer="layout" svg:width="0.281cm" svg:height="0.281cm" svg:x="12.259cm" svg:y="1.621cm" svg:viewBox="0 0 282 282" svg:d="M282 141c0 26-6 47-19 70-13 22-29 39-51 52-23 13-45 19-71 19s-48-6-70-19c-23-13-39-30-52-52-13-23-19-44-19-70s6-49 19-71c13-23 29-38 52-51 22-13 44-19 70-19s48 6 71 19c22 13 38 28 51 51 13 22 19 45 19 71z">
            <text:p/>
          </draw:path>
          <draw:path draw:style-name="gr5" draw:text-style-name="P5" draw:layer="layout" svg:width="0.094cm" svg:height="0.126cm" svg:x="12.354cm" svg:y="1.699cm" svg:viewBox="0 0 95 127" svg:d="M58 22v83h22c6 0 8 0 10 2 3 2 5 5 5 9 0 7-5 11-15 11h-65c-6 0-8-1-10-2-3-2-5-6-5-9 0-4 2-7 5-9 2-2 4-2 10-2h22v-83h-22c-6 0-8-1-10-2-3-2-5-6-5-9 0-4 2-8 5-10 2-1 4-1 10-1h65c6 0 8 0 10 2 3 2 5 5 5 9s-2 7-6 9c-1 1-4 2-9 2z">
            <text:p/>
          </draw:path>
          <draw:frame draw:style-name="gr10" draw:text-style-name="P7" draw:layer="layout" svg:width="1.32cm" svg:height="0.177cm" svg:x="12.579cm" svg:y="1.672cm">
            <draw:text-box>
              <text:p text:style-name="P6">RequestInterface</text:p>
            </draw:text-box>
          </draw:frame>
          <draw:line draw:style-name="gr7" draw:text-style-name="P8" draw:layer="layout" svg:x1="12.221cm" svg:y1="1.967cm" svg:x2="13.988cm" svg:y2="1.967cm">
            <text:p/>
          </draw:line>
          <draw:line draw:style-name="gr8" draw:text-style-name="P8" draw:layer="layout" svg:x1="12.221cm" svg:y1="2.151cm" svg:x2="12.893cm" svg:y2="2.151cm">
            <text:p/>
          </draw:line>
          <draw:line draw:style-name="gr8" draw:text-style-name="P8" draw:layer="layout" svg:x1="12.221cm" svg:y1="2.177cm" svg:x2="12.893cm" svg:y2="2.177cm">
            <text:p/>
          </draw:line>
          <draw:frame draw:style-name="gr11" draw:text-style-name="P10" draw:layer="layout" svg:width="0.408cm" svg:height="0.166cm" svg:x="12.893cm" svg:y="2.062cm">
            <draw:text-box>
              <text:p text:style-name="P9">PSR-7</text:p>
            </draw:text-box>
          </draw:frame>
          <draw:line draw:style-name="gr8" draw:text-style-name="P8" draw:layer="layout" svg:x1="13.316cm" svg:y1="2.151cm" svg:x2="13.988cm" svg:y2="2.151cm">
            <text:p/>
          </draw:line>
          <draw:line draw:style-name="gr8" draw:text-style-name="P8" draw:layer="layout" svg:x1="13.316cm" svg:y1="2.177cm" svg:x2="13.988cm" svg:y2="2.177cm">
            <text:p/>
          </draw:line>
        </draw:g>
        <draw:g xml:id="id13" draw:id="id13">
          <draw:polygon draw:style-name="gr2" draw:text-style-name="P2" draw:layer="layout" svg:width="1.267cm" svg:height="0.409cm" svg:x="19.732cm" svg:y="14.79cm" svg:viewBox="0 0 1268 410" draw:points="634,410 0,410 0,0 1268,0 1268,410">
            <text:p/>
          </draw:polygon>
          <draw:path draw:style-name="gr12" draw:text-style-name="P11" draw:layer="layout" svg:width="0.281cm" svg:height="0.281cm" svg:x="19.783cm" svg:y="14.854cm" svg:viewBox="0 0 282 282" svg:d="M282 141c0 26-6 48-19 71-13 22-29 38-51 51-23 13-45 19-71 19s-48-6-70-19c-23-13-39-29-52-51-13-23-19-45-19-71s6-48 19-70c13-23 29-39 52-52 22-13 44-19 70-19s48 6 71 19c22 13 38 29 51 52 13 22 19 44 19 70z">
            <text:p/>
          </draw:path>
          <draw:path draw:style-name="gr13" draw:text-style-name="P12" draw:layer="layout" svg:width="0.281cm" svg:height="0.281cm" svg:x="19.783cm" svg:y="14.854cm" svg:viewBox="0 0 282 282" svg:d="M282 141c0 26-6 48-19 71-13 22-29 38-51 51-23 13-45 19-71 19s-48-6-70-19c-23-13-39-29-52-51-13-23-19-45-19-71s6-48 19-70c13-23 29-39 52-52 22-13 44-19 70-19s48 6 71 19c22 13 38 29 51 52 13 22 19 44 19 70z">
            <text:p/>
          </draw:path>
          <draw:path draw:style-name="gr5" draw:text-style-name="P5" draw:layer="layout" svg:width="0.093cm" svg:height="0.167cm" svg:x="19.877cm" svg:y="14.911cm" svg:viewBox="0 0 94 168" svg:d="M72 49v-7c0-14-10-24-23-24-18 0-32 21-32 48v34c0 17 4 30 11 41 5 7 12 11 22 11 9 0 18-3 22-7 3-4 4-4 7-4 5 0 8 4 8 9 0 10-17 18-38 18-18 0-30-7-39-23-7-12-10-27-10-43v-37c0-37 20-65 49-65 23 0 40 18 40 42v61c3 2 5 4 5 8 0 6-4 9-12 9h-10v-1c-4 1-5 1-7 1-19 0-34-16-34-34 0-20 16-35 41-37zM72 102v-35c-15 1-24 9-24 19 0 9 8 16 18 16 2 0 3 0 6 0z">
            <text:p/>
          </draw:path>
          <draw:frame draw:style-name="gr14" draw:text-style-name="P14" draw:layer="layout" svg:width="0.825cm" svg:height="0.177cm" svg:x="20.104cm" svg:y="14.905cm">
            <draw:text-box>
              <text:p text:style-name="P13">stream_for</text:p>
            </draw:text-box>
          </draw:frame>
        </draw:g>
        <draw:g xml:id="id10" draw:id="id10">
          <draw:polygon draw:style-name="gr1" draw:text-style-name="P1" draw:layer="layout" svg:width="3.955cm" svg:height="2.416cm" svg:x="1.9cm" svg:y="12.783cm" svg:viewBox="0 0 3956 2417" draw:points="1978,2417 0,2417 0,0 3956,0 3956,2417">
            <text:p/>
          </draw:polygon>
          <draw:polygon draw:style-name="gr2" draw:text-style-name="P2" draw:layer="layout" svg:width="3.955cm" svg:height="2.416cm" svg:x="1.9cm" svg:y="12.783cm" svg:viewBox="0 0 3956 2417" draw:points="1978,2417 0,2417 0,0 3956,0 3956,2417">
            <text:p/>
          </draw:polygon>
          <draw:path draw:style-name="gr3" draw:text-style-name="P3" draw:layer="layout" svg:width="0.28cm" svg:height="0.28cm" svg:x="3.107cm" svg:y="12.847cm" svg:viewBox="0 0 281 281" svg:d="M281 140c0 26-6 48-19 71-13 22-29 38-51 51-23 13-46 19-71 19-26 0-48-6-70-19s-39-29-52-51c-13-23-18-46-18-71 0-26 5-47 18-70s30-39 52-51c22-13 45-19 70-19 26 0 48 6 71 19 22 12 38 28 51 51 13 22 19 45 19 70z">
            <text:p/>
          </draw:path>
          <draw:path draw:style-name="gr4" draw:text-style-name="P4" draw:layer="layout" svg:width="0.28cm" svg:height="0.28cm" svg:x="3.107cm" svg:y="12.847cm" svg:viewBox="0 0 281 281" svg:d="M281 140c0 26-6 48-19 71-13 22-29 38-51 51-23 13-46 19-71 19-26 0-48-6-70-19s-39-29-52-51c-13-23-18-46-18-71 0-26 5-47 18-70s30-39 52-51c22-13 45-19 70-19 26 0 48 6 71 19 22 12 38 28 51 51 13 22 19 45 19 70z">
            <text:p/>
          </draw:path>
          <draw:path draw:style-name="gr5" draw:text-style-name="P5" draw:layer="layout" svg:width="0.094cm" svg:height="0.125cm" svg:x="3.201cm" svg:y="12.925cm" svg:viewBox="0 0 95 126" svg:d="M59 21v84h22c5 0 7 0 9 2 3 2 5 5 5 9 0 7-5 10-14 10h-66c-5 0-8 0-10-2-3-2-5-5-5-8 0-4 2-8 6-10 2-1 3-1 9-1h22v-84h-22c-6 0-8 0-10-2-3-2-5-5-5-9 0-3 2-7 6-9 2-1 3-1 9-1h66c5 0 7 0 9 1 3 3 5 6 5 9 0 4-2 8-5 10-2 1-4 1-9 1z">
            <text:p/>
          </draw:path>
          <draw:frame draw:style-name="gr15" draw:text-style-name="P7" draw:layer="layout" svg:width="1.089cm" svg:height="0.177cm" svg:x="3.51cm" svg:y="12.898cm">
            <draw:text-box>
              <text:p text:style-name="P6">NodeInterface</text:p>
            </draw:text-box>
          </draw:frame>
          <draw:line draw:style-name="gr7" draw:text-style-name="P8" draw:layer="layout" svg:x1="1.913cm" svg:y1="13.192cm" svg:x2="5.843cm" svg:y2="13.192cm">
            <text:p/>
          </draw:line>
          <draw:frame draw:style-name="gr16" draw:text-style-name="P10" draw:layer="layout" svg:width="3.265cm" svg:height="0.166cm" svg:x="1.977cm" svg:y="13.243cm">
            <draw:text-box>
              <text:p text:style-name="P9">const DISPOSITION_FORMDATA = "form-data";</text:p>
            </draw:text-box>
          </draw:frame>
          <draw:frame draw:style-name="gr17" draw:text-style-name="P10" draw:layer="layout" svg:width="3.556cm" svg:height="0.166cm" svg:x="1.977cm" svg:y="13.407cm">
            <draw:text-box>
              <text:p text:style-name="P9">const DISPOSITION_ATTACHMENT = "attachment";</text:p>
            </draw:text-box>
          </draw:frame>
          <draw:frame draw:style-name="gr18" draw:text-style-name="P10" draw:layer="layout" svg:width="3.73cm" svg:height="0.166cm" svg:x="1.977cm" svg:y="13.571cm">
            <draw:text-box>
              <text:p text:style-name="P9">const HEADER_DISPOSITION = "content-disposition";</text:p>
            </draw:text-box>
          </draw:frame>
          <draw:frame draw:style-name="gr19" draw:text-style-name="P10" draw:layer="layout" svg:width="3.47cm" svg:height="0.166cm" svg:x="1.977cm" svg:y="13.735cm">
            <draw:text-box>
              <text:p text:style-name="P9">const HEADER_CONTENT_TYPE = "content-type";</text:p>
            </draw:text-box>
          </draw:frame>
          <draw:frame draw:style-name="gr20" draw:text-style-name="P10" draw:layer="layout" svg:width="2.185cm" svg:height="0.166cm" svg:x="1.977cm" svg:y="13.899cm">
            <draw:text-box>
              <text:p text:style-name="P9">const ATTRIB_NAME = "name";</text:p>
            </draw:text-box>
          </draw:frame>
          <draw:frame draw:style-name="gr21" draw:text-style-name="P10" draw:layer="layout" svg:width="2.691cm" svg:height="0.166cm" svg:x="1.977cm" svg:y="14.063cm">
            <draw:text-box>
              <text:p text:style-name="P9">const ATTRIB_FILENAME = "filename";</text:p>
            </draw:text-box>
          </draw:frame>
          <draw:line draw:style-name="gr7" draw:text-style-name="P8" draw:layer="layout" svg:x1="1.913cm" svg:y1="14.278cm" svg:x2="5.843cm" svg:y2="14.278cm">
            <text:p/>
          </draw:line>
          <draw:path draw:style-name="gr22" draw:text-style-name="P15" draw:layer="layout" svg:width="0.076cm" svg:height="0.076cm" svg:x="2.002cm" svg:y="14.392cm" svg:viewBox="0 0 77 77" svg:d="M77 39c0 7-1 13-5 19s-8 10-14 14-12 5-19 5-12-2-19-5c-7-4-10-8-14-14s-6-12-6-19c0-8 2-14 6-20s7-10 14-14 12-5 19-5 13 1 19 5 10 8 14 14 5 12 5 20z">
            <text:p/>
          </draw:path>
          <draw:path draw:style-name="gr23" draw:text-style-name="P16" draw:layer="layout" svg:width="0.076cm" svg:height="0.076cm" svg:x="2.002cm" svg:y="14.392cm" svg:viewBox="0 0 77 77" svg:d="M77 39c0 7-1 13-5 19s-8 10-14 14-12 5-19 5-12-2-19-5c-7-4-10-8-14-14s-6-12-6-19c0-8 2-14 6-20s7-10 14-14 12-5 19-5 13 1 19 5 10 8 14 14 5 12 5 20z">
            <text:p/>
          </draw:path>
          <draw:frame draw:style-name="gr24" draw:text-style-name="P10" draw:layer="layout" svg:width="0.815cm" svg:height="0.166cm" svg:x="2.156cm" svg:y="14.329cm">
            <draw:text-box>
              <text:p text:style-name="P9">__toString()</text:p>
            </draw:text-box>
          </draw:frame>
          <draw:path draw:style-name="gr25" draw:text-style-name="P15" draw:layer="layout" svg:width="0.076cm" svg:height="0.076cm" svg:x="2.002cm" svg:y="14.556cm" svg:viewBox="0 0 77 77" svg:d="M77 38c0 7-1 14-5 20s-8 10-14 14-12 5-19 5-12-2-19-5c-7-4-10-8-14-14s-6-13-6-20 2-13 6-19 7-10 14-14 12-5 19-5 13 1 19 5 10 8 14 14 5 12 5 19z">
            <text:p/>
          </draw:path>
          <draw:path draw:style-name="gr23" draw:text-style-name="P16" draw:layer="layout" svg:width="0.076cm" svg:height="0.076cm" svg:x="2.002cm" svg:y="14.556cm" svg:viewBox="0 0 77 77" svg:d="M77 38c0 7-1 14-5 20s-8 10-14 14-12 5-19 5-12-2-19-5c-7-4-10-8-14-14s-6-13-6-20 2-13 6-19 7-10 14-14 12-5 19-5 13 1 19 5 10 8 14 14 5 12 5 19z">
            <text:p/>
          </draw:path>
          <draw:frame draw:style-name="gr26" draw:text-style-name="P10" draw:layer="layout" svg:width="1.861cm" svg:height="0.166cm" svg:x="2.156cm" svg:y="14.493cm">
            <draw:text-box>
              <text:p text:style-name="P9">add(NodeInterface $node)</text:p>
            </draw:text-box>
          </draw:frame>
          <draw:path draw:style-name="gr25" draw:text-style-name="P15" draw:layer="layout" svg:width="0.076cm" svg:height="0.076cm" svg:x="2.002cm" svg:y="14.72cm" svg:viewBox="0 0 77 77" svg:d="M77 38c0 7-2 13-5 20-4 6-8 10-14 14s-12 5-19 5-12-2-19-5c-7-4-10-8-14-14-4-7-6-13-6-20s2-13 6-19 7-10 14-14 12-5 19-5 13 1 19 5 10 8 14 14 5 12 5 19z">
            <text:p/>
          </draw:path>
          <draw:path draw:style-name="gr23" draw:text-style-name="P16" draw:layer="layout" svg:width="0.076cm" svg:height="0.076cm" svg:x="2.002cm" svg:y="14.72cm" svg:viewBox="0 0 77 77" svg:d="M77 38c0 7-2 13-5 20-4 6-8 10-14 14s-12 5-19 5-12-2-19-5c-7-4-10-8-14-14-4-7-6-13-6-20s2-13 6-19 7-10 14-14 12-5 19-5 13 1 19 5 10 8 14 14 5 12 5 19z">
            <text:p/>
          </draw:path>
          <draw:frame draw:style-name="gr27" draw:text-style-name="P10" draw:layer="layout" svg:width="0.755cm" svg:height="0.166cm" svg:x="2.156cm" svg:y="14.657cm">
            <draw:text-box>
              <text:p text:style-name="P9">getName()</text:p>
            </draw:text-box>
          </draw:frame>
          <draw:path draw:style-name="gr25" draw:text-style-name="P15" draw:layer="layout" svg:width="0.076cm" svg:height="0.076cm" svg:x="2.002cm" svg:y="14.884cm" svg:viewBox="0 0 77 77" svg:d="M77 38c0 7-1 12-5 19s-8 11-14 15-12 5-19 5-12-2-19-5c-7-4-10-8-14-15s-6-12-6-19 2-13 6-19 7-10 14-14 12-5 19-5 13 1 19 5 10 8 14 14 5 12 5 19z">
            <text:p/>
          </draw:path>
          <draw:path draw:style-name="gr23" draw:text-style-name="P16" draw:layer="layout" svg:width="0.076cm" svg:height="0.076cm" svg:x="2.002cm" svg:y="14.884cm" svg:viewBox="0 0 77 77" svg:d="M77 38c0 7-1 12-5 19s-8 11-14 15-12 5-19 5-12-2-19-5c-7-4-10-8-14-15s-6-12-6-19 2-13 6-19 7-10 14-14 12-5 19-5 13 1 19 5 10 8 14 14 5 12 5 19z">
            <text:p/>
          </draw:path>
          <draw:frame draw:style-name="gr28" draw:text-style-name="P10" draw:layer="layout" svg:width="2.958cm" svg:height="0.166cm" svg:x="2.156cm" svg:y="14.821cm">
            <draw:text-box>
              <text:p text:style-name="P9">setContentDisposition(string $disposition)</text:p>
            </draw:text-box>
          </draw:frame>
          <draw:path draw:style-name="gr25" draw:text-style-name="P15" draw:layer="layout" svg:width="0.076cm" svg:height="0.076cm" svg:x="2.002cm" svg:y="15.048cm" svg:viewBox="0 0 77 77" svg:d="M77 38c0 7-1 13-5 19s-8 10-14 14-12 6-19 6-12-2-19-6-10-8-14-14-6-12-6-19 2-13 6-19 7-10 14-14 12-5 19-5 13 1 19 5 10 8 14 14 5 12 5 19z">
            <text:p/>
          </draw:path>
          <draw:path draw:style-name="gr23" draw:text-style-name="P16" draw:layer="layout" svg:width="0.076cm" svg:height="0.076cm" svg:x="2.002cm" svg:y="15.048cm" svg:viewBox="0 0 77 77" svg:d="M77 38c0 7-1 13-5 19s-8 10-14 14-12 6-19 6-12-2-19-6-10-8-14-14-6-12-6-19 2-13 6-19 7-10 14-14 12-5 19-5 13 1 19 5 10 8 14 14 5 12 5 19z">
            <text:p/>
          </draw:path>
          <draw:frame draw:style-name="gr29" draw:text-style-name="P10" draw:layer="layout" svg:width="0.837cm" svg:height="0.166cm" svg:x="2.156cm" svg:y="14.985cm">
            <draw:text-box>
              <text:p text:style-name="P9">getNested()</text:p>
            </draw:text-box>
          </draw:frame>
        </draw:g>
        <draw:g xml:id="id9" draw:id="id9">
          <draw:polygon draw:style-name="gr30" draw:text-style-name="P1" draw:layer="layout" svg:width="3.392cm" svg:height="1.925cm" svg:x="1.908cm" svg:y="9.074cm" svg:viewBox="0 0 3393 1926" draw:points="1696,1926 0,1926 0,0 3393,0 3393,1926">
            <text:p/>
          </draw:polygon>
          <draw:polygon draw:style-name="gr2" draw:text-style-name="P2" draw:layer="layout" svg:width="3.392cm" svg:height="1.925cm" svg:x="1.908cm" svg:y="9.074cm" svg:viewBox="0 0 3393 1926" draw:points="1696,1926 0,1926 0,0 3393,0 3393,1926">
            <text:p/>
          </draw:polygon>
          <draw:path draw:style-name="gr31" draw:text-style-name="P17" draw:layer="layout" svg:width="0.28cm" svg:height="0.281cm" svg:x="2.865cm" svg:y="9.138cm" svg:viewBox="0 0 281 282" svg:d="M281 141c0 26-5 47-18 70-13 22-30 39-52 52-23 13-44 19-70 19s-49-6-71-19c-23-13-38-30-51-52-13-23-19-44-19-70s6-49 19-71c13-23 28-38 51-51 22-13 45-19 71-19s47 6 70 19c22 13 39 28 52 51 13 22 18 45 18 71z">
            <text:p/>
          </draw:path>
          <draw:path draw:style-name="gr32" draw:text-style-name="P18" draw:layer="layout" svg:width="0.28cm" svg:height="0.281cm" svg:x="2.865cm" svg:y="9.138cm" svg:viewBox="0 0 281 282" svg:d="M281 141c0 26-5 47-18 70-13 22-30 39-52 52-23 13-44 19-70 19s-49-6-71-19c-23-13-38-30-51-52-13-23-19-44-19-70s6-49 19-71c13-23 28-38 51-51 22-13 45-19 71-19s47 6 70 19c22 13 39 28 52 51 13 22 18 45 18 71z">
            <text:p/>
          </draw:path>
          <draw:path draw:style-name="gr5" draw:text-style-name="P5" draw:layer="layout" svg:width="0.138cm" svg:height="0.125cm" svg:x="2.931cm" svg:y="9.21cm" svg:viewBox="0 0 139 126" svg:d="M95 92h-52l-5 13h5c6 0 8 0 10 2 3 2 4 5 4 9 0 3-2 7-5 9-2 1-4 1-9 1h-29c-10 0-14-3-14-10 0-4 2-8 5-10 2-1 4-1 9-1l34-84h-14c-5 0-8 0-10-2-3-2-4-5-4-9 0-3 2-7 5-9 2-1 3-1 9-1h47l44 105c6 0 8 0 10 2 3 2 4 5 4 9 0 3-2 7-5 9-2 1-4 1-9 1h-30c-6 0-8 0-10-2-3-2-5-5-5-8 0-4 2-8 6-10 2-1 3-1 9-1h5zM86 70l-17-42-17 42z">
            <text:p/>
          </draw:path>
          <draw:frame draw:style-name="gr33" draw:text-style-name="P7" draw:layer="layout" svg:width="1.045cm" svg:height="0.177cm" svg:x="3.268cm" svg:y="9.189cm">
            <draw:text-box>
              <text:p text:style-name="P6">AbstractNode</text:p>
            </draw:text-box>
          </draw:frame>
          <draw:line draw:style-name="gr7" draw:text-style-name="P8" draw:layer="layout" svg:x1="1.921cm" svg:y1="9.484cm" svg:x2="5.288cm" svg:y2="9.484cm">
            <text:p/>
          </draw:line>
          <draw:polygon draw:style-name="gr34" draw:text-style-name="P19" draw:layer="layout" svg:width="0.102cm" svg:height="0.101cm" svg:x="1.997cm" svg:y="9.572cm" svg:viewBox="0 0 103 102" draw:points="52,0 103,51 52,102 0,51">
            <text:p/>
          </draw:polygon>
          <draw:frame draw:style-name="gr35" draw:text-style-name="P10" draw:layer="layout" svg:width="0.535cm" svg:height="0.166cm" svg:x="2.164cm" svg:y="9.535cm">
            <draw:text-box>
              <text:p text:style-name="P9">$name;</text:p>
            </draw:text-box>
          </draw:frame>
          <draw:polygon draw:style-name="gr34" draw:text-style-name="P19" draw:layer="layout" svg:width="0.102cm" svg:height="0.101cm" svg:x="1.997cm" svg:y="9.736cm" svg:viewBox="0 0 103 102" draw:points="52,0 103,51 52,102 0,51">
            <text:p/>
          </draw:polygon>
          <draw:frame draw:style-name="gr36" draw:text-style-name="P10" draw:layer="layout" svg:width="1.739cm" svg:height="0.166cm" svg:x="2.164cm" svg:y="9.699cm">
            <draw:text-box>
              <text:p text:style-name="P9">$contentDisposition = '';</text:p>
            </draw:text-box>
          </draw:frame>
          <draw:line draw:style-name="gr7" draw:text-style-name="P8" draw:layer="layout" svg:x1="1.921cm" svg:y1="9.914cm" svg:x2="5.288cm" svg:y2="9.914cm">
            <text:p/>
          </draw:line>
          <draw:path draw:style-name="gr22" draw:text-style-name="P15" draw:layer="layout" svg:width="0.076cm" svg:height="0.076cm" svg:x="2.01cm" svg:y="10.028cm" svg:viewBox="0 0 77 77" svg:d="M77 38c0 7-2 12-5 19-4 6-8 11-14 15s-12 5-19 5-13-1-20-5-10-9-14-15c-4-7-5-12-5-19s1-13 5-19 7-10 14-14 13-5 20-5 13 1 19 5 10 8 14 14 5 12 5 19z">
            <text:p/>
          </draw:path>
          <draw:path draw:style-name="gr23" draw:text-style-name="P16" draw:layer="layout" svg:width="0.076cm" svg:height="0.076cm" svg:x="2.01cm" svg:y="10.028cm" svg:viewBox="0 0 77 77" svg:d="M77 38c0 7-2 12-5 19-4 6-8 11-14 15s-12 5-19 5-13-1-20-5-10-9-14-15c-4-7-5-12-5-19s1-13 5-19 7-10 14-14 13-5 20-5 13 1 19 5 10 8 14 14 5 12 5 19z">
            <text:p/>
          </draw:path>
          <draw:frame draw:style-name="gr24" draw:text-style-name="P10" draw:layer="layout" svg:width="0.815cm" svg:height="0.166cm" svg:x="2.164cm" svg:y="9.965cm">
            <draw:text-box>
              <text:p text:style-name="P9">__toString()</text:p>
            </draw:text-box>
          </draw:frame>
          <draw:path draw:style-name="gr25" draw:text-style-name="P15" draw:layer="layout" svg:width="0.076cm" svg:height="0.076cm" svg:x="2.01cm" svg:y="10.192cm" svg:viewBox="0 0 77 77" svg:d="M77 38c0 7-2 12-5 19-4 6-8 10-14 14s-12 6-19 6-13-3-20-6c-7-4-10-8-14-14-4-7-5-12-5-19s1-13 5-19 7-10 14-14 13-5 20-5 13 1 19 5 10 8 14 14 5 12 5 19z">
            <text:p/>
          </draw:path>
          <draw:path draw:style-name="gr23" draw:text-style-name="P16" draw:layer="layout" svg:width="0.076cm" svg:height="0.076cm" svg:x="2.01cm" svg:y="10.192cm" svg:viewBox="0 0 77 77" svg:d="M77 38c0 7-2 12-5 19-4 6-8 10-14 14s-12 6-19 6-13-3-20-6c-7-4-10-8-14-14-4-7-5-12-5-19s1-13 5-19 7-10 14-14 13-5 20-5 13 1 19 5 10 8 14 14 5 12 5 19z">
            <text:p/>
          </draw:path>
          <draw:frame draw:style-name="gr26" draw:text-style-name="P10" draw:layer="layout" svg:width="1.861cm" svg:height="0.166cm" svg:x="2.164cm" svg:y="10.129cm">
            <draw:text-box>
              <text:p text:style-name="P9">add(NodeInterface $node)</text:p>
            </draw:text-box>
          </draw:frame>
          <draw:path draw:style-name="gr25" draw:text-style-name="P15" draw:layer="layout" svg:width="0.076cm" svg:height="0.076cm" svg:x="2.01cm" svg:y="10.356cm" svg:viewBox="0 0 77 77" svg:d="M77 38c0 7-1 13-5 19s-8 10-14 14-12 6-19 6-13-3-20-6c-7-4-10-8-14-14s-5-12-5-19 1-13 5-19 7-10 14-14 13-5 20-5 13 1 19 5 10 8 14 14 5 12 5 19z">
            <text:p/>
          </draw:path>
          <draw:path draw:style-name="gr23" draw:text-style-name="P16" draw:layer="layout" svg:width="0.076cm" svg:height="0.076cm" svg:x="2.01cm" svg:y="10.356cm" svg:viewBox="0 0 77 77" svg:d="M77 38c0 7-1 13-5 19s-8 10-14 14-12 6-19 6-13-3-20-6c-7-4-10-8-14-14s-5-12-5-19 1-13 5-19 7-10 14-14 13-5 20-5 13 1 19 5 10 8 14 14 5 12 5 19z">
            <text:p/>
          </draw:path>
          <draw:frame draw:style-name="gr27" draw:text-style-name="P10" draw:layer="layout" svg:width="0.755cm" svg:height="0.166cm" svg:x="2.164cm" svg:y="10.293cm">
            <draw:text-box>
              <text:p text:style-name="P9">getName()</text:p>
            </draw:text-box>
          </draw:frame>
          <draw:path draw:style-name="gr25" draw:text-style-name="P15" draw:layer="layout" svg:width="0.076cm" svg:height="0.075cm" svg:x="2.01cm" svg:y="10.52cm" svg:viewBox="0 0 77 76" svg:d="M77 38c0 7-1 13-5 19s-8 10-14 14-12 5-19 5-13-2-20-5c-7-4-10-8-14-14s-5-12-5-19 1-13 5-19 7-10 14-14 13-5 20-5 13 1 19 5 10 8 14 14 5 12 5 19z">
            <text:p/>
          </draw:path>
          <draw:path draw:style-name="gr23" draw:text-style-name="P16" draw:layer="layout" svg:width="0.076cm" svg:height="0.075cm" svg:x="2.01cm" svg:y="10.52cm" svg:viewBox="0 0 77 76" svg:d="M77 38c0 7-1 13-5 19s-8 10-14 14-12 5-19 5-13-2-20-5c-7-4-10-8-14-14s-5-12-5-19 1-13 5-19 7-10 14-14 13-5 20-5 13 1 19 5 10 8 14 14 5 12 5 19z">
            <text:p/>
          </draw:path>
          <draw:frame draw:style-name="gr28" draw:text-style-name="P10" draw:layer="layout" svg:width="2.958cm" svg:height="0.166cm" svg:x="2.164cm" svg:y="10.457cm">
            <draw:text-box>
              <text:p text:style-name="P9">setContentDisposition(string $disposition)</text:p>
            </draw:text-box>
          </draw:frame>
          <draw:path draw:style-name="gr25" draw:text-style-name="P15" draw:layer="layout" svg:width="0.076cm" svg:height="0.075cm" svg:x="2.01cm" svg:y="10.684cm" svg:viewBox="0 0 77 76" svg:d="M77 38c0 7-1 13-5 19s-8 10-14 14-12 5-19 5-13-2-20-5c-7-4-10-8-14-14s-5-12-5-19 1-13 5-19 7-10 14-14 13-5 20-5 13 1 19 5 10 8 14 14 5 12 5 19z">
            <text:p/>
          </draw:path>
          <draw:path draw:style-name="gr23" draw:text-style-name="P16" draw:layer="layout" svg:width="0.076cm" svg:height="0.075cm" svg:x="2.01cm" svg:y="10.684cm" svg:viewBox="0 0 77 76" svg:d="M77 38c0 7-1 13-5 19s-8 10-14 14-12 5-19 5-13-2-20-5c-7-4-10-8-14-14s-5-12-5-19 1-13 5-19 7-10 14-14 13-5 20-5 13 1 19 5 10 8 14 14 5 12 5 19z">
            <text:p/>
          </draw:path>
          <draw:frame draw:style-name="gr29" draw:text-style-name="P10" draw:layer="layout" svg:width="0.837cm" svg:height="0.166cm" svg:x="2.164cm" svg:y="10.62cm">
            <draw:text-box>
              <text:p text:style-name="P9">getNested()</text:p>
            </draw:text-box>
          </draw:frame>
          <draw:polygon draw:style-name="gr37" draw:text-style-name="P20" draw:layer="layout" svg:width="0.076cm" svg:height="0.076cm" svg:x="2.01cm" svg:y="10.847cm" svg:viewBox="0 0 77 77" draw:points="39,77 0,77 0,0 77,0 77,77">
            <text:p/>
          </draw:polygon>
          <draw:polygon draw:style-name="gr38" draw:text-style-name="P21" draw:layer="layout" svg:width="0.076cm" svg:height="0.076cm" svg:x="2.01cm" svg:y="10.847cm" svg:viewBox="0 0 77 77" draw:points="39,77 0,77 0,0 77,0 77,77">
            <text:p/>
          </draw:polygon>
          <draw:frame draw:style-name="gr39" draw:text-style-name="P10" draw:layer="layout" svg:width="1.677cm" svg:height="0.166cm" svg:x="2.164cm" svg:y="10.784cm">
            <draw:text-box>
              <text:p text:style-name="P9">getContentDisposition()</text:p>
            </draw:text-box>
          </draw:frame>
        </draw:g>
        <draw:g xml:id="id8" draw:id="id8">
          <draw:polygon draw:style-name="gr40" draw:text-style-name="P1" draw:layer="layout" svg:width="4.928cm" svg:height="3.236cm" svg:x="13.05cm" svg:y="7.363cm" svg:viewBox="0 0 4929 3237" draw:points="2465,3237 0,3237 0,0 4929,0 4929,3237">
            <text:p/>
          </draw:polygon>
          <draw:polygon draw:style-name="gr2" draw:text-style-name="P2" draw:layer="layout" svg:width="4.928cm" svg:height="3.236cm" svg:x="13.05cm" svg:y="7.363cm" svg:viewBox="0 0 4929 3237" draw:points="2465,3237 0,3237 0,0 4929,0 4929,3237">
            <text:p/>
          </draw:polygon>
          <draw:path draw:style-name="gr41" draw:text-style-name="P22" draw:layer="layout" svg:width="0.281cm" svg:height="0.281cm" svg:x="14.954cm" svg:y="7.427cm" svg:viewBox="0 0 282 282" svg:d="M282 141c0 26-6 47-19 70-13 22-29 39-51 52-23 13-45 19-71 19s-48-6-70-19c-23-13-39-30-52-52-13-23-19-44-19-70s6-48 19-70c13-23 29-39 52-52 22-13 44-19 70-19s48 6 71 19c22 13 38 29 51 52 13 22 19 44 19 70z">
            <text:p/>
          </draw:path>
          <draw:path draw:style-name="gr42" draw:text-style-name="P23" draw:layer="layout" svg:width="0.281cm" svg:height="0.281cm" svg:x="14.954cm" svg:y="7.427cm" svg:viewBox="0 0 282 282" svg:d="M282 141c0 26-6 47-19 70-13 22-29 39-51 52-23 13-45 19-71 19s-48-6-70-19c-23-13-39-30-52-52-13-23-19-44-19-70s6-48 19-70c13-23 29-39 52-52 22-13 44-19 70-19s48 6 71 19c22 13 38 29 51 52 13 22 19 44 19 70z">
            <text:p/>
          </draw:path>
          <draw:path draw:style-name="gr5" draw:text-style-name="P5" draw:layer="layout" svg:width="0.115cm" svg:height="0.132cm" svg:x="15.035cm" svg:y="7.505cm" svg:viewBox="0 0 116 133" svg:d="M90 8l2 1c3-4 6-6 10-6 3 0 7 2 9 6 1 2 1 3 1 9v18c0 5 0 8-1 10-3 3-6 4-9 4s-6-1-8-3c-2-1-2-3-3-8s-3-8-10-12c-6-3-13-5-21-5-22 0-38 17-38 40v14c0 21 17 35 43 35 10 0 18-1 24-5 2-1 2-1 8-7 2-2 5-3 8-3 6 0 11 5 11 10s-4 11-12 16c-9 7-24 11-40 11-37 0-64-24-64-57v-14c0-35 26-62 59-62 12 0 19 2 31 8z">
            <text:p/>
          </draw:path>
          <draw:frame draw:style-name="gr43" draw:text-style-name="P14" draw:layer="layout" svg:width="0.709cm" svg:height="0.177cm" svg:x="15.358cm" svg:y="7.478cm">
            <draw:text-box>
              <text:p text:style-name="P13">Envelope</text:p>
            </draw:text-box>
          </draw:frame>
          <draw:line draw:style-name="gr7" draw:text-style-name="P8" draw:layer="layout" svg:x1="13.063cm" svg:y1="7.773cm" svg:x2="17.966cm" svg:y2="7.773cm">
            <text:p/>
          </draw:line>
          <draw:frame draw:style-name="gr44" draw:text-style-name="P10" draw:layer="layout" svg:width="3.413cm" svg:height="0.166cm" svg:x="13.127cm" svg:y="7.824cm">
            <draw:text-box>
              <text:p text:style-name="P9">const TYPE_FORM_DATA = 'multipart/form-data';</text:p>
            </draw:text-box>
          </draw:frame>
          <draw:frame draw:style-name="gr45" draw:text-style-name="P10" draw:layer="layout" svg:width="2.762cm" svg:height="0.166cm" svg:x="13.127cm" svg:y="7.988cm">
            <draw:text-box>
              <text:p text:style-name="P9">const TYPE_MIXED = 'multipart/mixed';</text:p>
            </draw:text-box>
          </draw:frame>
          <draw:frame draw:style-name="gr46" draw:text-style-name="P10" draw:layer="layout" svg:width="2.835cm" svg:height="0.166cm" svg:x="13.127cm" svg:y="8.152cm">
            <draw:text-box>
              <text:p text:style-name="P9">const ATTRIB_BOUNDARY = "boundary";</text:p>
            </draw:text-box>
          </draw:frame>
          <draw:line draw:style-name="gr7" draw:text-style-name="P8" draw:layer="layout" svg:x1="13.063cm" svg:y1="8.367cm" svg:x2="17.966cm" svg:y2="8.367cm">
            <text:p/>
          </draw:line>
          <draw:frame draw:style-name="gr47" draw:text-style-name="P10" draw:layer="layout" svg:width="3.878cm" svg:height="0.166cm" svg:x="13.306cm" svg:y="8.418cm">
            <draw:text-box>
              <text:p text:style-name="P9">__construct(string $name, string $type='', $items = [])</text:p>
            </draw:text-box>
          </draw:frame>
          <draw:path draw:style-name="gr22" draw:text-style-name="P15" draw:layer="layout" svg:width="0.076cm" svg:height="0.076cm" svg:x="13.152cm" svg:y="8.645cm" svg:viewBox="0 0 77 77" svg:d="M77 38c0 7-1 12-5 19s-8 11-14 15-12 5-19 5-13-1-19-5-10-8-14-15-6-12-6-19 2-13 6-19 8-10 14-14 12-5 19-5 13 1 19 5 10 8 14 14 5 12 5 19z">
            <text:p/>
          </draw:path>
          <draw:path draw:style-name="gr23" draw:text-style-name="P16" draw:layer="layout" svg:width="0.076cm" svg:height="0.076cm" svg:x="13.152cm" svg:y="8.645cm" svg:viewBox="0 0 77 77" svg:d="M77 38c0 7-1 12-5 19s-8 11-14 15-12 5-19 5-13-1-19-5-10-8-14-15-6-12-6-19 2-13 6-19 8-10 14-14 12-5 19-5 13 1 19 5 10 8 14 14 5 12 5 19z">
            <text:p/>
          </draw:path>
          <draw:frame draw:style-name="gr24" draw:text-style-name="P10" draw:layer="layout" svg:width="0.815cm" svg:height="0.166cm" svg:x="13.306cm" svg:y="8.582cm">
            <draw:text-box>
              <text:p text:style-name="P9">__toString()</text:p>
            </draw:text-box>
          </draw:frame>
          <draw:path draw:style-name="gr25" draw:text-style-name="P15" draw:layer="layout" svg:width="0.076cm" svg:height="0.076cm" svg:x="13.152cm" svg:y="8.809cm" svg:viewBox="0 0 77 77" svg:d="M77 38c0 7-1 12-5 19s-8 10-14 14-12 6-19 6-13-2-19-6-10-7-14-14-6-12-6-19 2-13 6-19 8-10 14-14 12-5 19-5 13 1 19 5 10 8 14 14 5 12 5 19z">
            <text:p/>
          </draw:path>
          <draw:path draw:style-name="gr23" draw:text-style-name="P16" draw:layer="layout" svg:width="0.076cm" svg:height="0.076cm" svg:x="13.152cm" svg:y="8.809cm" svg:viewBox="0 0 77 77" svg:d="M77 38c0 7-1 12-5 19s-8 10-14 14-12 6-19 6-13-2-19-6-10-7-14-14-6-12-6-19 2-13 6-19 8-10 14-14 12-5 19-5 13 1 19 5 10 8 14 14 5 12 5 19z">
            <text:p/>
          </draw:path>
          <draw:frame draw:style-name="gr26" draw:text-style-name="P10" draw:layer="layout" svg:width="1.861cm" svg:height="0.166cm" svg:x="13.306cm" svg:y="8.746cm">
            <draw:text-box>
              <text:p text:style-name="P9">add(NodeInterface $node)</text:p>
            </draw:text-box>
          </draw:frame>
          <draw:path draw:style-name="gr25" draw:text-style-name="P15" draw:layer="layout" svg:width="0.076cm" svg:height="0.076cm" svg:x="13.152cm" svg:y="8.973cm" svg:viewBox="0 0 77 77" svg:d="M77 38c0 7-1 13-5 19s-8 10-14 14-12 6-19 6-13-2-19-6-10-8-14-14-6-12-6-19 2-13 6-19 8-10 14-14 12-5 19-5 13 1 19 5 10 8 14 14 5 12 5 19z">
            <text:p/>
          </draw:path>
          <draw:path draw:style-name="gr23" draw:text-style-name="P16" draw:layer="layout" svg:width="0.076cm" svg:height="0.076cm" svg:x="13.152cm" svg:y="8.973cm" svg:viewBox="0 0 77 77" svg:d="M77 38c0 7-1 13-5 19s-8 10-14 14-12 6-19 6-13-2-19-6-10-8-14-14-6-12-6-19 2-13 6-19 8-10 14-14 12-5 19-5 13 1 19 5 10 8 14 14 5 12 5 19z">
            <text:p/>
          </draw:path>
          <draw:frame draw:style-name="gr27" draw:text-style-name="P10" draw:layer="layout" svg:width="0.755cm" svg:height="0.166cm" svg:x="13.306cm" svg:y="8.91cm">
            <draw:text-box>
              <text:p text:style-name="P9">getName()</text:p>
            </draw:text-box>
          </draw:frame>
          <draw:path draw:style-name="gr25" draw:text-style-name="P15" draw:layer="layout" svg:width="0.076cm" svg:height="0.075cm" svg:x="13.152cm" svg:y="9.137cm" svg:viewBox="0 0 77 76" svg:d="M77 38c0 7-1 13-5 19s-8 10-14 14-12 5-19 5-13-1-19-5-10-8-14-14-6-12-6-19 2-13 6-19 8-10 14-14 12-5 19-5 13 1 19 5 10 8 14 14 5 12 5 19z">
            <text:p/>
          </draw:path>
          <draw:path draw:style-name="gr23" draw:text-style-name="P16" draw:layer="layout" svg:width="0.076cm" svg:height="0.075cm" svg:x="13.152cm" svg:y="9.137cm" svg:viewBox="0 0 77 76" svg:d="M77 38c0 7-1 13-5 19s-8 10-14 14-12 5-19 5-13-1-19-5-10-8-14-14-6-12-6-19 2-13 6-19 8-10 14-14 12-5 19-5 13 1 19 5 10 8 14 14 5 12 5 19z">
            <text:p/>
          </draw:path>
          <draw:frame draw:style-name="gr28" draw:text-style-name="P10" draw:layer="layout" svg:width="2.958cm" svg:height="0.166cm" svg:x="13.306cm" svg:y="9.074cm">
            <draw:text-box>
              <text:p text:style-name="P9">setContentDisposition(string $disposition)</text:p>
            </draw:text-box>
          </draw:frame>
          <draw:path draw:style-name="gr25" draw:text-style-name="P15" draw:layer="layout" svg:width="0.076cm" svg:height="0.075cm" svg:x="13.152cm" svg:y="9.301cm" svg:viewBox="0 0 77 76" svg:d="M77 38c0 7-1 13-5 19s-8 10-14 14-12 5-19 5-13-1-19-5-10-8-14-14-6-12-6-19 2-13 6-19 8-10 14-14 12-5 19-5 13 1 19 5 10 8 14 14 5 12 5 19z">
            <text:p/>
          </draw:path>
          <draw:path draw:style-name="gr23" draw:text-style-name="P16" draw:layer="layout" svg:width="0.076cm" svg:height="0.075cm" svg:x="13.152cm" svg:y="9.301cm" svg:viewBox="0 0 77 76" svg:d="M77 38c0 7-1 13-5 19s-8 10-14 14-12 5-19 5-13-1-19-5-10-8-14-14-6-12-6-19 2-13 6-19 8-10 14-14 12-5 19-5 13 1 19 5 10 8 14 14 5 12 5 19z">
            <text:p/>
          </draw:path>
          <draw:frame draw:style-name="gr29" draw:text-style-name="P10" draw:layer="layout" svg:width="0.837cm" svg:height="0.166cm" svg:x="13.306cm" svg:y="9.237cm">
            <draw:text-box>
              <text:p text:style-name="P9">getNested()</text:p>
            </draw:text-box>
          </draw:frame>
          <draw:polygon draw:style-name="gr37" draw:text-style-name="P20" draw:layer="layout" svg:width="0.076cm" svg:height="0.076cm" svg:x="13.152cm" svg:y="9.628cm" svg:viewBox="0 0 77 77" draw:points="39,77 0,77 0,0 77,0 77,77">
            <text:p/>
          </draw:polygon>
          <draw:polygon draw:style-name="gr38" draw:text-style-name="P21" draw:layer="layout" svg:width="0.076cm" svg:height="0.076cm" svg:x="13.152cm" svg:y="9.628cm" svg:viewBox="0 0 77 77" draw:points="39,77 0,77 0,0 77,0 77,77">
            <text:p/>
          </draw:polygon>
          <draw:frame draw:style-name="gr48" draw:text-style-name="P10" draw:layer="layout" svg:width="1.004cm" svg:height="0.166cm" svg:x="13.306cm" svg:y="9.565cm">
            <draw:text-box>
              <text:p text:style-name="P9">exists($name)</text:p>
            </draw:text-box>
          </draw:frame>
          <draw:polygon draw:style-name="gr49" draw:text-style-name="P20" draw:layer="layout" svg:width="0.076cm" svg:height="0.076cm" svg:x="13.152cm" svg:y="9.792cm" svg:viewBox="0 0 77 77" draw:points="39,77 0,77 0,0 77,0 77,77">
            <text:p/>
          </draw:polygon>
          <draw:polygon draw:style-name="gr38" draw:text-style-name="P21" draw:layer="layout" svg:width="0.076cm" svg:height="0.076cm" svg:x="13.152cm" svg:y="9.792cm" svg:viewBox="0 0 77 77" draw:points="39,77 0,77 0,0 77,0 77,77">
            <text:p/>
          </draw:polygon>
          <draw:frame draw:style-name="gr50" draw:text-style-name="P10" draw:layer="layout" svg:width="0.737cm" svg:height="0.166cm" svg:x="13.306cm" svg:y="9.729cm">
            <draw:text-box>
              <text:p text:style-name="P9">getPrefix()</text:p>
            </draw:text-box>
          </draw:frame>
          <draw:polygon draw:style-name="gr49" draw:text-style-name="P20" draw:layer="layout" svg:width="0.076cm" svg:height="0.076cm" svg:x="13.152cm" svg:y="9.956cm" svg:viewBox="0 0 77 77" draw:points="39,77 0,77 0,0 77,0 77,77">
            <text:p/>
          </draw:polygon>
          <draw:polygon draw:style-name="gr38" draw:text-style-name="P21" draw:layer="layout" svg:width="0.076cm" svg:height="0.076cm" svg:x="13.152cm" svg:y="9.956cm" svg:viewBox="0 0 77 77" draw:points="39,77 0,77 0,0 77,0 77,77">
            <text:p/>
          </draw:polygon>
          <draw:frame draw:style-name="gr51" draw:text-style-name="P10" draw:layer="layout" svg:width="0.734cm" svg:height="0.166cm" svg:x="13.306cm" svg:y="9.893cm">
            <draw:text-box>
              <text:p text:style-name="P9">getItems()</text:p>
            </draw:text-box>
          </draw:frame>
          <draw:polygon draw:style-name="gr49" draw:text-style-name="P20" draw:layer="layout" svg:width="0.076cm" svg:height="0.076cm" svg:x="13.152cm" svg:y="10.12cm" svg:viewBox="0 0 77 77" draw:points="39,77 0,77 0,0 77,0 77,77">
            <text:p/>
          </draw:polygon>
          <draw:polygon draw:style-name="gr38" draw:text-style-name="P21" draw:layer="layout" svg:width="0.076cm" svg:height="0.076cm" svg:x="13.152cm" svg:y="10.12cm" svg:viewBox="0 0 77 77" draw:points="39,77 0,77 0,0 77,0 77,77">
            <text:p/>
          </draw:polygon>
          <draw:frame draw:style-name="gr52" draw:text-style-name="P10" draw:layer="layout" svg:width="1.324cm" svg:height="0.166cm" svg:x="13.306cm" svg:y="10.057cm">
            <draw:text-box>
              <text:p text:style-name="P9">getItemsAsString()</text:p>
            </draw:text-box>
          </draw:frame>
          <draw:polygon draw:style-name="gr49" draw:text-style-name="P20" draw:layer="layout" svg:width="0.076cm" svg:height="0.076cm" svg:x="13.152cm" svg:y="10.284cm" svg:viewBox="0 0 77 77" draw:points="39,77 0,77 0,0 77,0 77,77">
            <text:p/>
          </draw:polygon>
          <draw:polygon draw:style-name="gr38" draw:text-style-name="P21" draw:layer="layout" svg:width="0.076cm" svg:height="0.076cm" svg:x="13.152cm" svg:y="10.284cm" svg:viewBox="0 0 77 77" draw:points="39,77 0,77 0,0 77,0 77,77">
            <text:p/>
          </draw:polygon>
          <draw:frame draw:style-name="gr53" draw:text-style-name="P10" draw:layer="layout" svg:width="1.49cm" svg:height="0.166cm" svg:x="13.306cm" svg:y="10.221cm">
            <draw:text-box>
              <text:p text:style-name="P9">getItemString($item)</text:p>
            </draw:text-box>
          </draw:frame>
          <draw:polygon draw:style-name="gr49" draw:text-style-name="P20" draw:layer="layout" svg:width="0.076cm" svg:height="0.076cm" svg:x="13.152cm" svg:y="10.448cm" svg:viewBox="0 0 77 77" draw:points="39,77 0,77 0,0 77,0 77,77">
            <text:p/>
          </draw:polygon>
          <draw:polygon draw:style-name="gr38" draw:text-style-name="P21" draw:layer="layout" svg:width="0.076cm" svg:height="0.076cm" svg:x="13.152cm" svg:y="10.448cm" svg:viewBox="0 0 77 77" draw:points="39,77 0,77 0,0 77,0 77,77">
            <text:p/>
          </draw:polygon>
          <draw:frame draw:style-name="gr54" draw:text-style-name="P10" draw:layer="layout" svg:width="4.5cm" svg:height="0.166cm" svg:x="13.306cm" svg:y="10.385cm">
            <draw:text-box>
              <text:p text:style-name="P9">fixNodeContentDisposition(NodeInterface $node, string $name)</text:p>
            </draw:text-box>
          </draw:frame>
        </draw:g>
        <draw:g xml:id="id11" draw:id="id11">
          <draw:polygon draw:style-name="gr40" draw:text-style-name="P1" draw:layer="layout" svg:width="8.193cm" svg:height="3.236cm" svg:x="1.8cm" svg:y="1.59cm" svg:viewBox="0 0 8194 3237" draw:points="4097,3237 0,3237 0,0 8194,0 8194,3237">
            <text:p/>
          </draw:polygon>
          <draw:polygon draw:style-name="gr2" draw:text-style-name="P2" draw:layer="layout" svg:width="8.193cm" svg:height="3.236cm" svg:x="1.8cm" svg:y="1.59cm" svg:viewBox="0 0 8194 3237" draw:points="4097,3237 0,3237 0,0 8194,0 8194,3237">
            <text:p/>
          </draw:polygon>
          <draw:path draw:style-name="gr41" draw:text-style-name="P22" draw:layer="layout" svg:width="0.28cm" svg:height="0.281cm" svg:x="5.234cm" svg:y="1.654cm" svg:viewBox="0 0 281 282" svg:d="M281 141c0 26-6 47-18 70-13 22-30 39-52 52s-45 19-70 19c-26 0-49-6-71-19-23-13-38-30-51-52-13-23-19-44-19-70s6-48 19-70c13-23 28-39 51-52 22-13 45-19 71-19 25 0 48 6 70 19s39 29 52 52c12 22 18 44 18 70z">
            <text:p/>
          </draw:path>
          <draw:path draw:style-name="gr42" draw:text-style-name="P23" draw:layer="layout" svg:width="0.28cm" svg:height="0.281cm" svg:x="5.234cm" svg:y="1.654cm" svg:viewBox="0 0 281 282" svg:d="M281 141c0 26-6 47-18 70-13 22-30 39-52 52s-45 19-70 19c-26 0-49-6-71-19-23-13-38-30-51-52-13-23-19-44-19-70s6-48 19-70c13-23 28-39 51-52 22-13 45-19 71-19 25 0 48 6 70 19s39 29 52 52c12 22 18 44 18 70z">
            <text:p/>
          </draw:path>
          <draw:path draw:style-name="gr5" draw:text-style-name="P5" draw:layer="layout" svg:width="0.114cm" svg:height="0.132cm" svg:x="5.315cm" svg:y="1.732cm" svg:viewBox="0 0 115 133" svg:d="M90 8l2 1c3-4 5-6 9-6s7 2 9 6c2 2 2 3 2 9v18c0 5-1 8-2 10-2 3-6 4-9 4s-6-1-8-3c-1-1-2-3-3-8s-3-8-9-12c-6-3-14-5-21-5-23 0-39 17-39 40v14c0 21 17 35 43 35 10 0 19-1 24-5 3-1 3-1 8-7 3-2 5-3 8-3 6 0 11 5 11 10s-4 11-11 16c-10 7-25 11-40 11-37 0-64-24-64-57v-14c0-35 25-62 59-62 11 0 19 2 31 8z">
            <text:p/>
          </draw:path>
          <draw:frame draw:style-name="gr55" draw:text-style-name="P14" draw:layer="layout" svg:width="0.901cm" svg:height="0.177cm" svg:x="5.637cm" svg:y="1.705cm">
            <draw:text-box>
              <text:p text:style-name="P13">Attachment</text:p>
            </draw:text-box>
          </draw:frame>
          <draw:line draw:style-name="gr7" draw:text-style-name="P8" draw:layer="layout" svg:x1="1.813cm" svg:y1="2cm" svg:x2="9.981cm" svg:y2="2cm">
            <text:p/>
          </draw:line>
          <draw:polygon draw:style-name="gr56" draw:text-style-name="P19" draw:layer="layout" svg:width="0.076cm" svg:height="0.076cm" svg:x="1.903cm" svg:y="2.114cm" svg:viewBox="0 0 77 77" draw:points="38,77 0,77 0,0 77,0 77,77">
            <text:p/>
          </draw:polygon>
          <draw:frame draw:style-name="gr57" draw:text-style-name="P10" draw:layer="layout" svg:width="1.036cm" svg:height="0.166cm" svg:x="2.057cm" svg:y="2.051cm">
            <draw:text-box>
              <text:p text:style-name="P9">$filename = '';</text:p>
            </draw:text-box>
          </draw:frame>
          <draw:polygon draw:style-name="gr56" draw:text-style-name="P19" draw:layer="layout" svg:width="0.076cm" svg:height="0.076cm" svg:x="1.903cm" svg:y="2.278cm" svg:viewBox="0 0 77 77" draw:points="38,77 0,77 0,0 77,0 77,77">
            <text:p/>
          </draw:polygon>
          <draw:frame draw:style-name="gr58" draw:text-style-name="P10" draw:layer="layout" svg:width="0.629cm" svg:height="0.166cm" svg:x="2.057cm" svg:y="2.215cm">
            <draw:text-box>
              <text:p text:style-name="P9">$stream;</text:p>
            </draw:text-box>
          </draw:frame>
          <draw:polygon draw:style-name="gr56" draw:text-style-name="P19" draw:layer="layout" svg:width="0.076cm" svg:height="0.075cm" svg:x="1.903cm" svg:y="2.442cm" svg:viewBox="0 0 77 76" draw:points="38,76 0,76 0,0 77,0 77,76">
            <text:p/>
          </draw:polygon>
          <draw:frame draw:style-name="gr59" draw:text-style-name="P10" draw:layer="layout" svg:width="0.822cm" svg:height="0.166cm" svg:x="2.057cm" svg:y="2.379cm">
            <draw:text-box>
              <text:p text:style-name="P9">$mime = '';</text:p>
            </draw:text-box>
          </draw:frame>
          <draw:polygon draw:style-name="gr56" draw:text-style-name="P19" draw:layer="layout" svg:width="0.076cm" svg:height="0.075cm" svg:x="1.903cm" svg:y="2.606cm" svg:viewBox="0 0 77 76" draw:points="38,76 0,76 0,0 77,0 77,76">
            <text:p/>
          </draw:polygon>
          <draw:frame draw:style-name="gr60" draw:text-style-name="P10" draw:layer="layout" svg:width="0.895cm" svg:height="0.166cm" svg:x="2.057cm" svg:y="2.543cm">
            <draw:text-box>
              <text:p text:style-name="P9">$disposition;</text:p>
            </draw:text-box>
          </draw:frame>
          <draw:frame draw:style-name="gr61" draw:text-style-name="P10" draw:layer="layout" svg:width="3.596cm" svg:height="0.166cm" svg:x="2.057cm" svg:y="2.87cm">
            <draw:text-box>
              <text:p text:style-name="P9">const DEFAULT_MIME = "application/octet-stream";</text:p>
            </draw:text-box>
          </draw:frame>
          <draw:frame draw:style-name="gr62" draw:text-style-name="P10" draw:layer="layout" svg:width="4.675cm" svg:height="0.166cm" svg:x="2.057cm" svg:y="3.034cm">
            <draw:text-box>
              <text:p text:style-name="P9">const BINARY_ENCODING = "content-transfer-encoding: binary\n";</text:p>
            </draw:text-box>
          </draw:frame>
          <draw:line draw:style-name="gr7" draw:text-style-name="P8" draw:layer="layout" svg:x1="1.813cm" svg:y1="3.25cm" svg:x2="9.981cm" svg:y2="3.25cm">
            <text:p/>
          </draw:line>
          <draw:frame draw:style-name="gr63" draw:text-style-name="P10" draw:layer="layout" svg:width="7.585cm" svg:height="0.166cm" svg:x="2.057cm" svg:y="3.301cm">
            <draw:text-box>
              <text:p text:style-name="P9">__construct(string $filename, string $name, StreamInterface $data, string $mime='', string $disposition='')</text:p>
            </draw:text-box>
          </draw:frame>
          <draw:path draw:style-name="gr22" draw:text-style-name="P15" draw:layer="layout" svg:width="0.076cm" svg:height="0.075cm" svg:x="1.903cm" svg:y="3.528cm" svg:viewBox="0 0 77 76" svg:d="M77 38c0 7-1 13-5 19s-7 10-14 14c-7 3-13 5-20 5s-13-1-19-5-10-8-14-14-5-12-5-19 1-13 5-19 8-10 14-14 12-5 19-5 13 1 20 5 10 8 14 14 5 12 5 19z">
            <text:p/>
          </draw:path>
          <draw:path draw:style-name="gr23" draw:text-style-name="P16" draw:layer="layout" svg:width="0.076cm" svg:height="0.075cm" svg:x="1.903cm" svg:y="3.528cm" svg:viewBox="0 0 77 76" svg:d="M77 38c0 7-1 13-5 19s-7 10-14 14c-7 3-13 5-20 5s-13-1-19-5-10-8-14-14-5-12-5-19 1-13 5-19 8-10 14-14 12-5 19-5 13 1 20 5 10 8 14 14 5 12 5 19z">
            <text:p/>
          </draw:path>
          <draw:frame draw:style-name="gr24" draw:text-style-name="P10" draw:layer="layout" svg:width="0.815cm" svg:height="0.166cm" svg:x="2.057cm" svg:y="3.464cm">
            <draw:text-box>
              <text:p text:style-name="P9">__toString()</text:p>
            </draw:text-box>
          </draw:frame>
          <draw:path draw:style-name="gr25" draw:text-style-name="P15" draw:layer="layout" svg:width="0.076cm" svg:height="0.076cm" svg:x="1.903cm" svg:y="3.691cm" svg:viewBox="0 0 77 77" svg:d="M77 39c0 7-1 13-5 19s-7 10-14 14c-7 3-13 5-20 5s-13-1-19-5-10-8-14-14-5-12-5-19 1-13 5-19 8-10 14-14 12-6 19-6 13 2 20 6 10 8 14 14 5 12 5 19z">
            <text:p/>
          </draw:path>
          <draw:path draw:style-name="gr23" draw:text-style-name="P16" draw:layer="layout" svg:width="0.076cm" svg:height="0.076cm" svg:x="1.903cm" svg:y="3.691cm" svg:viewBox="0 0 77 77" svg:d="M77 39c0 7-1 13-5 19s-7 10-14 14c-7 3-13 5-20 5s-13-1-19-5-10-8-14-14-5-12-5-19 1-13 5-19 8-10 14-14 12-6 19-6 13 2 20 6 10 8 14 14 5 12 5 19z">
            <text:p/>
          </draw:path>
          <draw:frame draw:style-name="gr29" draw:text-style-name="P10" draw:layer="layout" svg:width="0.837cm" svg:height="0.166cm" svg:x="2.057cm" svg:y="3.628cm">
            <draw:text-box>
              <text:p text:style-name="P9">getNested()</text:p>
            </draw:text-box>
          </draw:frame>
          <draw:polygon draw:style-name="gr37" draw:text-style-name="P20" draw:layer="layout" svg:width="0.076cm" svg:height="0.076cm" svg:x="1.903cm" svg:y="3.855cm" svg:viewBox="0 0 77 77" draw:points="38,77 0,77 0,0 77,0 77,77">
            <text:p/>
          </draw:polygon>
          <draw:polygon draw:style-name="gr38" draw:text-style-name="P21" draw:layer="layout" svg:width="0.076cm" svg:height="0.076cm" svg:x="1.903cm" svg:y="3.855cm" svg:viewBox="0 0 77 77" draw:points="38,77 0,77 0,0 77,0 77,77">
            <text:p/>
          </draw:polygon>
          <draw:frame draw:style-name="gr64" draw:text-style-name="P10" draw:layer="layout" svg:width="1.02cm" svg:height="0.166cm" svg:x="2.057cm" svg:y="3.792cm">
            <draw:text-box>
              <text:p text:style-name="P9">headerName()</text:p>
            </draw:text-box>
          </draw:frame>
          <draw:polygon draw:style-name="gr49" draw:text-style-name="P20" draw:layer="layout" svg:width="0.076cm" svg:height="0.076cm" svg:x="1.903cm" svg:y="4.019cm" svg:viewBox="0 0 77 77" draw:points="38,77 0,77 0,0 77,0 77,77">
            <text:p/>
          </draw:polygon>
          <draw:polygon draw:style-name="gr38" draw:text-style-name="P21" draw:layer="layout" svg:width="0.076cm" svg:height="0.076cm" svg:x="1.903cm" svg:y="4.019cm" svg:viewBox="0 0 77 77" draw:points="38,77 0,77 0,0 77,0 77,77">
            <text:p/>
          </draw:polygon>
          <draw:frame draw:style-name="gr65" draw:text-style-name="P10" draw:layer="layout" svg:width="0.725cm" svg:height="0.166cm" svg:x="2.057cm" svg:y="3.956cm">
            <draw:text-box>
              <text:p text:style-name="P9">getMime()</text:p>
            </draw:text-box>
          </draw:frame>
          <draw:polygon draw:style-name="gr49" draw:text-style-name="P20" draw:layer="layout" svg:width="0.076cm" svg:height="0.076cm" svg:x="1.903cm" svg:y="4.183cm" svg:viewBox="0 0 77 77" draw:points="38,77 0,77 0,0 77,0 77,77">
            <text:p/>
          </draw:polygon>
          <draw:polygon draw:style-name="gr38" draw:text-style-name="P21" draw:layer="layout" svg:width="0.076cm" svg:height="0.076cm" svg:x="1.903cm" svg:y="4.183cm" svg:viewBox="0 0 77 77" draw:points="38,77 0,77 0,0 77,0 77,77">
            <text:p/>
          </draw:polygon>
          <draw:frame draw:style-name="gr66" draw:text-style-name="P10" draw:layer="layout" svg:width="2.5cm" svg:height="0.166cm" svg:x="2.057cm" svg:y="4.12cm">
            <draw:text-box>
              <text:p text:style-name="P9">isBinaryByMime(string $mimeType)</text:p>
            </draw:text-box>
          </draw:frame>
          <draw:polygon draw:style-name="gr49" draw:text-style-name="P20" draw:layer="layout" svg:width="0.076cm" svg:height="0.076cm" svg:x="1.903cm" svg:y="4.347cm" svg:viewBox="0 0 77 77" draw:points="38,77 0,77 0,0 77,0 77,77">
            <text:p/>
          </draw:polygon>
          <draw:polygon draw:style-name="gr38" draw:text-style-name="P21" draw:layer="layout" svg:width="0.076cm" svg:height="0.076cm" svg:x="1.903cm" svg:y="4.347cm" svg:viewBox="0 0 77 77" draw:points="38,77 0,77 0,0 77,0 77,77">
            <text:p/>
          </draw:polygon>
          <draw:frame draw:style-name="gr67" draw:text-style-name="P10" draw:layer="layout" svg:width="1.297cm" svg:height="0.166cm" svg:x="2.057cm" svg:y="4.284cm">
            <draw:text-box>
              <text:p text:style-name="P9">contentEncoding()</text:p>
            </draw:text-box>
          </draw:frame>
          <draw:polygon draw:style-name="gr49" draw:text-style-name="P20" draw:layer="layout" svg:width="0.076cm" svg:height="0.076cm" svg:x="1.903cm" svg:y="4.511cm" svg:viewBox="0 0 77 77" draw:points="38,77 0,77 0,0 77,0 77,77">
            <text:p/>
          </draw:polygon>
          <draw:polygon draw:style-name="gr38" draw:text-style-name="P21" draw:layer="layout" svg:width="0.076cm" svg:height="0.076cm" svg:x="1.903cm" svg:y="4.511cm" svg:viewBox="0 0 77 77" draw:points="38,77 0,77 0,0 77,0 77,77">
            <text:p/>
          </draw:polygon>
          <draw:frame draw:style-name="gr68" draw:text-style-name="P10" draw:layer="layout" svg:width="0.972cm" svg:height="0.166cm" svg:x="2.057cm" svg:y="4.448cm">
            <draw:text-box>
              <text:p text:style-name="P9">getContents()</text:p>
            </draw:text-box>
          </draw:frame>
          <draw:polygon draw:style-name="gr49" draw:text-style-name="P20" draw:layer="layout" svg:width="0.076cm" svg:height="0.076cm" svg:x="1.903cm" svg:y="4.675cm" svg:viewBox="0 0 77 77" draw:points="38,77 0,77 0,0 77,0 77,77">
            <text:p/>
          </draw:polygon>
          <draw:polygon draw:style-name="gr38" draw:text-style-name="P21" draw:layer="layout" svg:width="0.076cm" svg:height="0.076cm" svg:x="1.903cm" svg:y="4.675cm" svg:viewBox="0 0 77 77" draw:points="38,77 0,77 0,0 77,0 77,77">
            <text:p/>
          </draw:polygon>
          <draw:frame draw:style-name="gr69" draw:text-style-name="P10" draw:layer="layout" svg:width="1.74cm" svg:height="0.166cm" svg:x="2.057cm" svg:y="4.612cm">
            <draw:text-box>
              <text:p text:style-name="P9">ifBlank($value, $default)</text:p>
            </draw:text-box>
          </draw:frame>
        </draw:g>
        <draw:g xml:id="id12" draw:id="id12">
          <draw:polygon draw:style-name="gr40" draw:text-style-name="P1" draw:layer="layout" svg:width="2.341cm" svg:height="1.269cm" svg:x="1.9cm" svg:y="5.9cm" svg:viewBox="0 0 2342 1270" draw:points="1171,1270 0,1270 0,0 2342,0 2342,1270">
            <text:p/>
          </draw:polygon>
          <draw:polygon draw:style-name="gr2" draw:text-style-name="P2" draw:layer="layout" svg:width="2.341cm" svg:height="1.269cm" svg:x="1.9cm" svg:y="5.9cm" svg:viewBox="0 0 2342 1270" draw:points="1171,1270 0,1270 0,0 2342,0 2342,1270">
            <text:p/>
          </draw:polygon>
          <draw:path draw:style-name="gr41" draw:text-style-name="P22" draw:layer="layout" svg:width="0.281cm" svg:height="0.281cm" svg:x="2.472cm" svg:y="5.964cm" svg:viewBox="0 0 282 282" svg:d="M282 141c0 26-6 47-19 70-13 22-29 39-51 52-23 13-45 19-71 19s-48-6-70-19c-23-13-39-30-52-52-13-23-19-44-19-70s6-49 19-71c13-23 29-38 52-51 22-13 44-19 70-19s48 6 71 19c22 13 38 28 51 51 13 22 19 45 19 71z">
            <text:p/>
          </draw:path>
          <draw:path draw:style-name="gr42" draw:text-style-name="P23" draw:layer="layout" svg:width="0.281cm" svg:height="0.281cm" svg:x="2.472cm" svg:y="5.964cm" svg:viewBox="0 0 282 282" svg:d="M282 141c0 26-6 47-19 70-13 22-29 39-51 52-23 13-45 19-71 19s-48-6-70-19c-23-13-39-30-52-52-13-23-19-44-19-70s6-49 19-71c13-23 29-38 52-51 22-13 44-19 70-19s48 6 71 19c22 13 38 28 51 51 13 22 19 45 19 71z">
            <text:p/>
          </draw:path>
          <draw:path draw:style-name="gr5" draw:text-style-name="P5" draw:layer="layout" svg:width="0.115cm" svg:height="0.132cm" svg:x="2.553cm" svg:y="6.042cm" svg:viewBox="0 0 116 133" svg:d="M90 7l2 1c3-4 6-5 10-5 3 0 7 2 9 5 1 2 1 4 1 10v18c0 5 0 8-1 10-3 2-6 4-9 4s-6-1-8-3-2-3-3-8c-1-6-3-8-10-12-6-3-13-5-21-5-22 0-38 17-38 39v14c0 22 17 36 43 36 10 0 18-1 24-5 2-1 2-1 8-7 2-3 5-4 8-4 6 0 11 5 11 11 0 5-4 11-12 16-9 7-24 11-40 11-37 0-64-24-64-57v-15c0-34 26-61 59-61 12 0 19 2 31 7z">
            <text:p/>
          </draw:path>
          <draw:frame draw:style-name="gr70" draw:text-style-name="P14" draw:layer="layout" svg:width="0.785cm" svg:height="0.177cm" svg:x="2.876cm" svg:y="6.015cm">
            <draw:text-box>
              <text:p text:style-name="P13">FormInput</text:p>
            </draw:text-box>
          </draw:frame>
          <draw:line draw:style-name="gr7" draw:text-style-name="P8" draw:layer="layout" svg:x1="1.912cm" svg:y1="6.31cm" svg:x2="4.23cm" svg:y2="6.31cm">
            <text:p/>
          </draw:line>
          <draw:polygon draw:style-name="gr56" draw:text-style-name="P19" draw:layer="layout" svg:width="0.076cm" svg:height="0.076cm" svg:x="2.002cm" svg:y="6.423cm" svg:viewBox="0 0 77 77" draw:points="38,77 0,77 0,0 77,0 77,77">
            <text:p/>
          </draw:polygon>
          <draw:frame draw:style-name="gr71" draw:text-style-name="P10" draw:layer="layout" svg:width="0.472cm" svg:height="0.166cm" svg:x="2.156cm" svg:y="6.36cm">
            <draw:text-box>
              <text:p text:style-name="P9">$value</text:p>
            </draw:text-box>
          </draw:frame>
          <draw:line draw:style-name="gr7" draw:text-style-name="P8" draw:layer="layout" svg:x1="1.912cm" svg:y1="6.576cm" svg:x2="4.23cm" svg:y2="6.576cm">
            <text:p/>
          </draw:line>
          <draw:frame draw:style-name="gr72" draw:text-style-name="P10" draw:layer="layout" svg:width="1.964cm" svg:height="0.166cm" svg:x="2.156cm" svg:y="6.627cm">
            <draw:text-box>
              <text:p text:style-name="P9">__construct($name, $value)</text:p>
            </draw:text-box>
          </draw:frame>
          <draw:path draw:style-name="gr22" draw:text-style-name="P15" draw:layer="layout" svg:width="0.076cm" svg:height="0.076cm" svg:x="2.002cm" svg:y="6.854cm" svg:viewBox="0 0 77 77" svg:d="M77 38c0 7-1 13-5 19s-7 10-14 14c-7 3-13 6-20 6s-13-2-19-6-10-8-14-14-5-12-5-19 1-13 5-19 8-10 14-14 12-5 19-5 13 1 20 5 10 8 14 14 5 12 5 19z">
            <text:p/>
          </draw:path>
          <draw:path draw:style-name="gr23" draw:text-style-name="P16" draw:layer="layout" svg:width="0.076cm" svg:height="0.076cm" svg:x="2.002cm" svg:y="6.854cm" svg:viewBox="0 0 77 77" svg:d="M77 38c0 7-1 13-5 19s-7 10-14 14c-7 3-13 6-20 6s-13-2-19-6-10-8-14-14-5-12-5-19 1-13 5-19 8-10 14-14 12-5 19-5 13 1 20 5 10 8 14 14 5 12 5 19z">
            <text:p/>
          </draw:path>
          <draw:frame draw:style-name="gr24" draw:text-style-name="P10" draw:layer="layout" svg:width="0.815cm" svg:height="0.166cm" svg:x="2.156cm" svg:y="6.791cm">
            <draw:text-box>
              <text:p text:style-name="P9">__toString()</text:p>
            </draw:text-box>
          </draw:frame>
          <draw:path draw:style-name="gr25" draw:text-style-name="P15" draw:layer="layout" svg:width="0.076cm" svg:height="0.075cm" svg:x="2.002cm" svg:y="7.018cm" svg:viewBox="0 0 77 76" svg:d="M77 38c0 7-1 13-5 19s-7 10-14 14c-7 3-13 5-20 5s-13-1-19-5-10-8-14-14-5-12-5-19 1-13 5-19 8-10 14-14 12-5 19-5 13 1 20 5 10 8 14 14 5 12 5 19z">
            <text:p/>
          </draw:path>
          <draw:path draw:style-name="gr23" draw:text-style-name="P16" draw:layer="layout" svg:width="0.076cm" svg:height="0.075cm" svg:x="2.002cm" svg:y="7.018cm" svg:viewBox="0 0 77 76" svg:d="M77 38c0 7-1 13-5 19s-7 10-14 14c-7 3-13 5-20 5s-13-1-19-5-10-8-14-14-5-12-5-19 1-13 5-19 8-10 14-14 12-5 19-5 13 1 20 5 10 8 14 14 5 12 5 19z">
            <text:p/>
          </draw:path>
          <draw:frame draw:style-name="gr29" draw:text-style-name="P10" draw:layer="layout" svg:width="0.837cm" svg:height="0.166cm" svg:x="2.156cm" svg:y="6.955cm">
            <draw:text-box>
              <text:p text:style-name="P9">getNested()</text:p>
            </draw:text-box>
          </draw:frame>
        </draw:g>
        <draw:g xml:id="id7" draw:id="id7">
          <draw:polygon draw:style-name="gr30" draw:text-style-name="P1" draw:layer="layout" svg:width="7.027cm" svg:height="1.761cm" svg:x="12cm" svg:y="4.4cm" svg:viewBox="0 0 7028 1762" draw:points="3514,1762 0,1762 0,0 7028,0 7028,1762">
            <text:p/>
          </draw:polygon>
          <draw:polygon draw:style-name="gr2" draw:text-style-name="P2" draw:layer="layout" svg:width="7.027cm" svg:height="1.761cm" svg:x="12cm" svg:y="4.4cm" svg:viewBox="0 0 7028 1762" draw:points="3514,1762 0,1762 0,0 7028,0 7028,1762">
            <text:p/>
          </draw:polygon>
          <draw:path draw:style-name="gr41" draw:text-style-name="P22" draw:layer="layout" svg:width="0.281cm" svg:height="0.28cm" svg:x="14.928cm" svg:y="4.464cm" svg:viewBox="0 0 282 281" svg:d="M282 141c0 26-6 47-19 70-13 22-29 39-51 52-23 13-45 18-71 18s-48-5-70-18c-23-13-39-30-52-52-13-23-19-44-19-70s6-49 19-71c13-23 29-38 52-51 22-13 44-19 70-19s48 6 71 19c22 13 38 28 51 51 13 22 19 45 19 71z">
            <text:p/>
          </draw:path>
          <draw:path draw:style-name="gr42" draw:text-style-name="P23" draw:layer="layout" svg:width="0.281cm" svg:height="0.28cm" svg:x="14.928cm" svg:y="4.464cm" svg:viewBox="0 0 282 281" svg:d="M282 141c0 26-6 47-19 70-13 22-29 39-51 52-23 13-45 18-71 18s-48-5-70-18c-23-13-39-30-52-52-13-23-19-44-19-70s6-49 19-71c13-23 29-38 52-51 22-13 44-19 70-19s48 6 71 19c22 13 38 28 51 51 13 22 19 45 19 71z">
            <text:p/>
          </draw:path>
          <draw:path draw:style-name="gr5" draw:text-style-name="P5" draw:layer="layout" svg:width="0.115cm" svg:height="0.132cm" svg:x="15.009cm" svg:y="4.542cm" svg:viewBox="0 0 116 133" svg:d="M90 7l2 1c3-4 6-5 10-5 3 0 7 2 9 5 1 2 1 4 1 9v19c0 5 0 7-1 9-3 3-6 5-9 5s-6-1-8-3-2-3-3-9c-1-5-3-8-10-11-6-3-13-5-21-5-22 0-38 16-38 39v14c0 22 17 36 43 36 10 0 18-2 24-5 2-1 2-1 8-7 2-3 5-4 8-4 6 0 11 5 11 11 0 5-4 11-12 16-9 7-24 11-40 11-37 0-64-24-64-57v-15c0-35 26-61 59-61 12 0 19 2 31 7z">
            <text:p/>
          </draw:path>
          <draw:frame draw:style-name="gr73" draw:text-style-name="P14" draw:layer="layout" svg:width="0.775cm" svg:height="0.177cm" svg:x="15.332cm" svg:y="4.515cm">
            <draw:text-box>
              <text:p text:style-name="P13">FormBody</text:p>
            </draw:text-box>
          </draw:frame>
          <draw:line draw:style-name="gr7" draw:text-style-name="P8" draw:layer="layout" svg:x1="12.013cm" svg:y1="4.809cm" svg:x2="19.016cm" svg:y2="4.809cm">
            <text:p/>
          </draw:line>
          <draw:polygon draw:style-name="gr56" draw:text-style-name="P19" draw:layer="layout" svg:width="0.076cm" svg:height="0.076cm" svg:x="12.102cm" svg:y="4.923cm" svg:viewBox="0 0 77 77" draw:points="39,77 0,77 0,0 77,0 77,77">
            <text:p/>
          </draw:polygon>
          <draw:frame draw:style-name="gr74" draw:text-style-name="P10" draw:layer="layout" svg:width="0.492cm" svg:height="0.166cm" svg:x="12.256cm" svg:y="4.86cm">
            <draw:text-box>
              <text:p text:style-name="P9">$state;</text:p>
            </draw:text-box>
          </draw:frame>
          <draw:frame draw:style-name="gr75" draw:text-style-name="P10" draw:layer="layout" svg:width="2.237cm" svg:height="0.166cm" svg:x="12.256cm" svg:y="5.024cm">
            <draw:text-box>
              <text:p text:style-name="P9">const HTTP_METHOD = "POST";</text:p>
            </draw:text-box>
          </draw:frame>
          <draw:line draw:style-name="gr7" draw:text-style-name="P8" draw:layer="layout" svg:x1="12.013cm" svg:y1="5.24cm" svg:x2="19.016cm" svg:y2="5.24cm">
            <text:p/>
          </draw:line>
          <draw:frame draw:style-name="gr76" draw:text-style-name="P10" draw:layer="layout" svg:width="2.455cm" svg:height="0.166cm" svg:x="12.256cm" svg:y="5.291cm">
            <draw:text-box>
              <text:p text:style-name="P9">__construct(Envelope $initialState)</text:p>
            </draw:text-box>
          </draw:frame>
          <draw:path draw:style-name="gr22" draw:text-style-name="P15" draw:layer="layout" svg:width="0.076cm" svg:height="0.075cm" svg:x="12.102cm" svg:y="5.518cm" svg:viewBox="0 0 77 76" svg:d="M77 38c0 7-1 13-5 19s-8 10-14 14-12 5-19 5-13-2-20-5c-7-4-10-8-14-14s-5-12-5-19 1-13 5-19 7-10 14-14 13-5 20-5 13 1 19 5 10 8 14 14 5 12 5 19z">
            <text:p/>
          </draw:path>
          <draw:path draw:style-name="gr23" draw:text-style-name="P16" draw:layer="layout" svg:width="0.076cm" svg:height="0.075cm" svg:x="12.102cm" svg:y="5.518cm" svg:viewBox="0 0 77 76" svg:d="M77 38c0 7-1 13-5 19s-8 10-14 14-12 5-19 5-13-2-20-5c-7-4-10-8-14-14s-5-12-5-19 1-13 5-19 7-10 14-14 13-5 20-5 13 1 19 5 10 8 14 14 5 12 5 19z">
            <text:p/>
          </draw:path>
          <draw:frame draw:style-name="gr77" draw:text-style-name="P10" draw:layer="layout" svg:width="6.5cm" svg:height="0.166cm" svg:x="12.256cm" svg:y="5.455cm">
            <draw:text-box>
              <text:p text:style-name="P9">addAttachment(string $name, StreamInterface $value, string $mimeType, string $fileName)</text:p>
            </draw:text-box>
          </draw:frame>
          <draw:path draw:style-name="gr25" draw:text-style-name="P15" draw:layer="layout" svg:width="0.076cm" svg:height="0.075cm" svg:x="12.102cm" svg:y="5.682cm" svg:viewBox="0 0 77 76" svg:d="M77 38c0 7-1 13-5 19s-8 10-14 14-12 5-19 5-13-2-20-5c-7-4-10-8-14-14s-5-12-5-19 1-13 5-19 7-10 14-14 13-5 20-5 13 1 19 5 10 8 14 14 5 12 5 19z">
            <text:p/>
          </draw:path>
          <draw:path draw:style-name="gr23" draw:text-style-name="P16" draw:layer="layout" svg:width="0.076cm" svg:height="0.075cm" svg:x="12.102cm" svg:y="5.682cm" svg:viewBox="0 0 77 76" svg:d="M77 38c0 7-1 13-5 19s-8 10-14 14-12 5-19 5-13-2-20-5c-7-4-10-8-14-14s-5-12-5-19 1-13 5-19 7-10 14-14 13-5 20-5 13 1 19 5 10 8 14 14 5 12 5 19z">
            <text:p/>
          </draw:path>
          <draw:frame draw:style-name="gr78" draw:text-style-name="P10" draw:layer="layout" svg:width="3.044cm" svg:height="0.166cm" svg:x="12.256cm" svg:y="5.618cm">
            <draw:text-box>
              <text:p text:style-name="P9">addFormInput(string $name, string $value)</text:p>
            </draw:text-box>
          </draw:frame>
          <draw:path draw:style-name="gr25" draw:text-style-name="P15" draw:layer="layout" svg:width="0.076cm" svg:height="0.076cm" svg:x="12.102cm" svg:y="5.845cm" svg:viewBox="0 0 77 77" svg:d="M77 39c0 7-1 13-5 19s-8 10-14 14-12 5-19 5-13-2-20-5c-7-4-10-8-14-14s-5-12-5-19 1-12 5-19 7-10 14-14 13-6 20-6 13 2 19 6 10 7 14 14c3 7 5 12 5 19z">
            <text:p/>
          </draw:path>
          <draw:path draw:style-name="gr23" draw:text-style-name="P16" draw:layer="layout" svg:width="0.076cm" svg:height="0.076cm" svg:x="12.102cm" svg:y="5.845cm" svg:viewBox="0 0 77 77" svg:d="M77 39c0 7-1 13-5 19s-8 10-14 14-12 5-19 5-13-2-20-5c-7-4-10-8-14-14s-5-12-5-19 1-12 5-19 7-10 14-14 13-6 20-6 13 2 19 6 10 7 14 14c3 7 5 12 5 19z">
            <text:p/>
          </draw:path>
          <draw:frame draw:style-name="gr24" draw:text-style-name="P10" draw:layer="layout" svg:width="0.815cm" svg:height="0.166cm" svg:x="12.256cm" svg:y="5.782cm">
            <draw:text-box>
              <text:p text:style-name="P9">__toString()</text:p>
            </draw:text-box>
          </draw:frame>
          <draw:path draw:style-name="gr25" draw:text-style-name="P15" draw:layer="layout" svg:width="0.076cm" svg:height="0.076cm" svg:x="12.102cm" svg:y="6.009cm" svg:viewBox="0 0 77 77" svg:d="M77 39c0 7-1 13-5 19s-8 10-14 14-12 5-19 5-13-1-20-5-10-8-14-14-5-12-5-19 1-12 5-19 7-11 14-15 13-5 20-5 13 1 19 5 10 8 14 15c3 7 5 12 5 19z">
            <text:p/>
          </draw:path>
          <draw:path draw:style-name="gr23" draw:text-style-name="P16" draw:layer="layout" svg:width="0.076cm" svg:height="0.076cm" svg:x="12.102cm" svg:y="6.009cm" svg:viewBox="0 0 77 77" svg:d="M77 39c0 7-1 13-5 19s-8 10-14 14-12 5-19 5-13-1-20-5-10-8-14-14-5-12-5-19 1-12 5-19 7-11 14-15 13-5 20-5 13 1 19 5 10 8 14 15c3 7 5 12 5 19z">
            <text:p/>
          </draw:path>
          <draw:frame draw:style-name="gr79" draw:text-style-name="P10" draw:layer="layout" svg:width="2.467cm" svg:height="0.166cm" svg:x="12.256cm" svg:y="5.946cm">
            <draw:text-box>
              <text:p text:style-name="P9">submit(RequestInterface $request)</text:p>
            </draw:text-box>
          </draw:frame>
        </draw:g>
        <draw:g>
          <draw:g>
            <draw:custom-shape draw:style-name="gr80" draw:text-style-name="P24" draw:layer="layout" svg:width="4.4cm" svg:height="4.2cm" svg:x="22.8cm" svg:y="0.8cm">
              <text:p/>
              <draw:enhanced-geometry svg:viewBox="0 0 21600 21600" draw:type="rectangle" draw:enhanced-path="M 0 0 L 21600 0 21600 21600 0 21600 0 0 Z N"/>
            </draw:custom-shape>
            <draw:g>
              <draw:polygon draw:style-name="gr2" draw:text-style-name="P2" draw:layer="layout" svg:width="1.069cm" svg:height="0.399cm" svg:x="25.4cm" svg:y="2.2cm" svg:viewBox="0 0 1070 400" draw:points="534,400 0,400 0,0 1070,0 1070,400">
                <text:p/>
              </draw:polygon>
              <draw:path draw:style-name="gr12" draw:text-style-name="P11" draw:layer="layout" svg:width="0.281cm" svg:height="0.281cm" svg:x="25.451cm" svg:y="2.2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13" draw:text-style-name="P12" draw:layer="layout" svg:width="0.281cm" svg:height="0.281cm" svg:x="25.451cm" svg:y="2.2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5" draw:text-style-name="P5" draw:layer="layout" svg:width="0.093cm" svg:height="0.167cm" svg:x="25.545cm" svg:y="2.321cm" svg:viewBox="0 0 94 168" svg:d="M72 49v-7c0-15-10-25-23-25-18 0-32 21-32 49v34c0 17 4 30 11 40 5 8 12 11 22 11 9 0 18-2 22-7 3-3 4-3 7-3 5 0 8 4 8 9 0 10-17 18-38 18-18 0-30-7-39-23-7-12-10-27-10-43v-37c0-38 20-65 49-65 23 0 40 18 40 42v61c3 2 5 4 5 8 0 6-4 9-12 9h-10v-1c-4 0-5 1-7 1-19 0-34-16-34-34 0-20 16-35 41-37zM72 101v-35c-15 2-24 10-24 20 0 9 8 16 18 16 2 0 3 0 6-1z">
                <text:p/>
              </draw:path>
              <draw:frame draw:style-name="gr81" draw:text-style-name="P14" draw:layer="layout" svg:width="0.629cm" svg:height="0.177cm" svg:x="25.771cm" svg:y="2.315cm">
                <draw:text-box>
                  <text:p text:style-name="P13">function</text:p>
                </draw:text-box>
              </draw:frame>
            </draw:g>
            <draw:g xml:id="id2" draw:id="id2">
              <draw:polygon draw:style-name="gr1" draw:text-style-name="P1" draw:layer="layout" svg:width="0.459cm" svg:height="0.399cm" svg:x="23.2cm" svg:y="2.8cm" svg:viewBox="0 0 460 400" draw:points="230,400 0,400 0,0 460,0 460,400">
                <text:p/>
              </draw:polygon>
              <draw:polygon draw:style-name="gr2" draw:text-style-name="P2" draw:layer="layout" svg:width="0.459cm" svg:height="0.399cm" svg:x="23.2cm" svg:y="2.8cm" svg:viewBox="0 0 460 400" draw:points="230,400 0,400 0,0 460,0 460,400">
                <text:p/>
              </draw:polygon>
              <draw:path draw:style-name="gr41" draw:text-style-name="P22" draw:layer="layout" svg:width="0.281cm" svg:height="0.281cm" svg:x="23.251cm" svg:y="2.8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42" draw:text-style-name="P23" draw:layer="layout" svg:width="0.281cm" svg:height="0.281cm" svg:x="23.251cm" svg:y="2.8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5" draw:text-style-name="P5" draw:layer="layout" svg:width="0.115cm" svg:height="0.132cm" svg:x="23.332cm" svg:y="2.942cm" svg:viewBox="0 0 116 133" svg:d="M90 8l2 1c3-4 6-6 10-6 3 0 7 2 9 6 1 2 1 3 1 9v18c0 5 0 8-1 10-3 3-6 4-9 4s-6-1-8-3c-2-1-2-3-3-8s-3-8-10-12c-6-3-13-5-21-5-22 0-38 17-38 40v14c0 21 17 35 43 35 10 0 18-1 24-5 2-1 2-1 8-7 2-2 5-3 8-3 6 0 11 5 11 10s-4 11-12 16c-9 7-24 11-40 11-37 0-64-24-64-57v-14c0-35 26-62 59-62 12 0 19 2 31 8z">
                <text:p/>
              </draw:path>
            </draw:g>
            <draw:g xml:id="id6" draw:id="id6">
              <draw:polygon draw:style-name="gr1" draw:text-style-name="P1" draw:layer="layout" svg:width="1.932cm" svg:height="0.399cm" svg:x="24.5cm" svg:y="4cm" svg:viewBox="0 0 1933 400" draw:points="967,400 0,400 0,0 1933,0 1933,400">
                <text:p/>
              </draw:polygon>
              <draw:polygon draw:style-name="gr2" draw:text-style-name="P2" draw:layer="layout" svg:width="1.932cm" svg:height="0.399cm" svg:x="24.5cm" svg:y="4cm" svg:viewBox="0 0 1933 400" draw:points="967,400 0,400 0,0 1933,0 1933,400">
                <text:p/>
              </draw:polygon>
              <draw:path draw:style-name="gr41" draw:text-style-name="P22" draw:layer="layout" svg:width="0.28cm" svg:height="0.281cm" svg:x="24.552cm" svg:y="4.064cm" svg:viewBox="0 0 281 282" svg:d="M281 141c0 26-6 47-19 70-13 22-29 39-51 52-23 13-45 19-71 19s-48-6-70-19c-23-13-39-30-52-52-13-23-18-44-18-70s5-49 18-71c13-23 29-38 52-51 22-13 44-19 70-19s48 6 71 19c22 13 38 28 51 51 13 22 19 45 19 71z">
                <text:p/>
              </draw:path>
              <draw:path draw:style-name="gr42" draw:text-style-name="P23" draw:layer="layout" svg:width="0.28cm" svg:height="0.281cm" svg:x="24.552cm" svg:y="4.064cm" svg:viewBox="0 0 281 282" svg:d="M281 141c0 26-6 47-19 70-13 22-29 39-51 52-23 13-45 19-71 19s-48-6-70-19c-23-13-39-30-52-52-13-23-18-44-18-70s5-49 18-71c13-23 29-38 52-51 22-13 44-19 70-19s48 6 71 19c22 13 38 28 51 51 13 22 19 45 19 71z">
                <text:p/>
              </draw:path>
              <draw:path draw:style-name="gr5" draw:text-style-name="P5" draw:layer="layout" svg:width="0.115cm" svg:height="0.132cm" svg:x="24.632cm" svg:y="4.142cm" svg:viewBox="0 0 116 133" svg:d="M90 7l3 1c2-4 5-5 9-5s7 2 9 5c1 2 2 4 2 10v18c0 5-1 8-2 10-2 2-6 4-9 4s-6-1-8-3-2-3-3-8c-1-6-3-8-9-12-6-3-14-5-22-5-22 0-38 17-38 39v14c0 22 17 36 43 36 10 0 19-1 24-5 2-1 2-1 8-7 3-3 5-4 8-4 6 0 11 5 11 11 0 5-4 11-12 16-9 7-24 11-40 11-37 0-64-24-64-57v-15c0-34 26-61 60-61 11 0 18 2 30 7z">
                <text:p/>
              </draw:path>
              <draw:frame draw:style-name="gr82" draw:text-style-name="P14" draw:layer="layout" svg:width="1.476cm" svg:height="0.177cm" svg:x="24.872cm" svg:y="4.115cm">
                <draw:text-box>
                  <text:p text:style-name="P13">Public Dependency</text:p>
                </draw:text-box>
              </draw:frame>
            </draw:g>
            <draw:g xml:id="id4" draw:id="id4">
              <draw:polygon draw:style-name="gr1" draw:text-style-name="P1" draw:layer="layout" svg:width="2.009cm" svg:height="0.399cm" svg:x="24.45cm" svg:y="3.4cm" svg:viewBox="0 0 2010 400" draw:points="1005,400 0,400 0,0 2010,0 2010,400">
                <text:p/>
              </draw:polygon>
              <draw:polygon draw:style-name="gr2" draw:text-style-name="P2" draw:layer="layout" svg:width="2.009cm" svg:height="0.399cm" svg:x="24.45cm" svg:y="3.4cm" svg:viewBox="0 0 2010 400" draw:points="1005,400 0,400 0,0 2010,0 2010,400">
                <text:p/>
              </draw:polygon>
              <draw:path draw:style-name="gr41" draw:text-style-name="P22" draw:layer="layout" svg:width="0.28cm" svg:height="0.281cm" svg:x="24.501cm" svg:y="3.464cm" svg:viewBox="0 0 281 282" svg:d="M281 141c0 26-5 47-18 70-13 22-30 39-52 52s-44 19-70 19-49-6-71-19c-23-13-38-30-51-52-13-23-19-44-19-70s6-49 19-71c13-23 28-38 51-51 22-13 45-19 71-19s48 6 70 19 39 28 52 51c13 22 18 45 18 71z">
                <text:p/>
              </draw:path>
              <draw:path draw:style-name="gr42" draw:text-style-name="P23" draw:layer="layout" svg:width="0.28cm" svg:height="0.281cm" svg:x="24.501cm" svg:y="3.464cm" svg:viewBox="0 0 281 282" svg:d="M281 141c0 26-5 47-18 70-13 22-30 39-52 52s-44 19-70 19-49-6-71-19c-23-13-38-30-51-52-13-23-19-44-19-70s6-49 19-71c13-23 28-38 51-51 22-13 45-19 71-19s48 6 70 19 39 28 52 51c13 22 18 45 18 71z">
                <text:p/>
              </draw:path>
              <draw:path draw:style-name="gr5" draw:text-style-name="P5" draw:layer="layout" svg:width="0.114cm" svg:height="0.132cm" svg:x="24.582cm" svg:y="3.542cm" svg:viewBox="0 0 115 133" svg:d="M90 7l2 1c3-4 5-5 9-5s7 2 9 5c2 2 2 4 2 10v18c0 5-1 8-2 10-2 2-6 4-9 4s-6-1-8-3c-1-2-2-3-3-8-1-6-3-8-9-12-6-3-14-5-21-5-23 0-39 17-39 39v14c0 22 17 36 43 36 10 0 19-1 24-5 3-1 3-1 8-7 3-3 5-4 8-4 6 0 11 5 11 11 0 5-4 11-11 16-10 7-25 11-40 11-37 0-64-24-64-57v-15c0-34 25-61 59-61 11 0 19 2 31 7z">
                <text:p/>
              </draw:path>
              <draw:frame draw:style-name="gr83" draw:text-style-name="P14" draw:layer="layout" svg:width="1.555cm" svg:height="0.177cm" svg:x="24.821cm" svg:y="3.515cm">
                <draw:text-box>
                  <text:p text:style-name="P13">Private Dependency</text:p>
                </draw:text-box>
              </draw:frame>
            </draw:g>
            <draw:g xml:id="id1" draw:id="id1">
              <draw:polygon draw:style-name="gr1" draw:text-style-name="P1" draw:layer="layout" svg:width="1.382cm" svg:height="0.399cm" svg:x="25.1cm" svg:y="2.8cm" svg:viewBox="0 0 1383 400" draw:points="691,400 0,400 0,0 1383,0 1383,400">
                <text:p/>
              </draw:polygon>
              <draw:polygon draw:style-name="gr2" draw:text-style-name="P2" draw:layer="layout" svg:width="1.382cm" svg:height="0.399cm" svg:x="25.1cm" svg:y="2.8cm" svg:viewBox="0 0 1383 400" draw:points="691,400 0,400 0,0 1383,0 1383,400">
                <text:p/>
              </draw:polygon>
              <draw:path draw:style-name="gr41" draw:text-style-name="P22" draw:layer="layout" svg:width="0.281cm" svg:height="0.281cm" svg:x="25.151cm" svg:y="2.864cm" svg:viewBox="0 0 282 282" svg:d="M282 141c0 26-6 47-19 70-13 22-30 39-52 52-23 13-44 19-70 19s-48-6-70-19c-23-13-39-30-52-52-13-23-19-44-19-70s6-49 19-71c13-23 29-38 52-51 22-13 44-19 70-19s47 6 70 19c22 13 39 28 52 51 13 22 19 45 19 71z">
                <text:p/>
              </draw:path>
              <draw:path draw:style-name="gr42" draw:text-style-name="P23" draw:layer="layout" svg:width="0.281cm" svg:height="0.281cm" svg:x="25.151cm" svg:y="2.864cm" svg:viewBox="0 0 282 282" svg:d="M282 141c0 26-6 47-19 70-13 22-30 39-52 52-23 13-44 19-70 19s-48-6-70-19c-23-13-39-30-52-52-13-23-19-44-19-70s6-49 19-71c13-23 29-38 52-51 22-13 44-19 70-19s47 6 70 19c22 13 39 28 52 51 13 22 19 45 19 71z">
                <text:p/>
              </draw:path>
              <draw:path draw:style-name="gr5" draw:text-style-name="P5" draw:layer="layout" svg:width="0.115cm" svg:height="0.132cm" svg:x="25.232cm" svg:y="2.942cm" svg:viewBox="0 0 116 133" svg:d="M90 7l2 1c3-4 5-5 9-5 3 0 8 2 10 5 1 2 1 4 1 10v18c0 5 0 8-2 10s-5 4-9 4c-2 0-5-1-7-3s-2-3-3-8c-1-6-4-8-10-12-6-3-14-5-21-5-22 0-38 17-38 39v14c0 22 16 36 43 36 9 0 18-1 24-5 2-1 2-1 8-7 2-3 5-4 8-4 6 0 11 5 11 11 0 5-5 11-12 16-10 7-24 11-40 11-37 0-64-24-64-57v-15c0-34 26-61 59-61 11 0 19 2 31 7z">
                <text:p/>
              </draw:path>
              <draw:frame draw:style-name="gr84" draw:text-style-name="P14" draw:layer="layout" svg:width="0.931cm" svg:height="0.177cm" svg:x="25.471cm" svg:y="2.915cm">
                <draw:text-box>
                  <text:p text:style-name="P13">inherritance</text:p>
                </draw:text-box>
              </draw:frame>
            </draw:g>
            <draw:g xml:id="id3" draw:id="id3">
              <draw:polygon draw:style-name="gr1" draw:text-style-name="P1" draw:layer="layout" svg:width="0.459cm" svg:height="0.399cm" svg:x="23.2cm" svg:y="3.4cm" svg:viewBox="0 0 460 400" draw:points="230,400 0,400 0,0 460,0 460,400">
                <text:p/>
              </draw:polygon>
              <draw:polygon draw:style-name="gr2" draw:text-style-name="P2" draw:layer="layout" svg:width="0.459cm" svg:height="0.399cm" svg:x="23.2cm" svg:y="3.4cm" svg:viewBox="0 0 460 400" draw:points="230,400 0,400 0,0 460,0 460,400">
                <text:p/>
              </draw:polygon>
              <draw:path draw:style-name="gr41" draw:text-style-name="P22" draw:layer="layout" svg:width="0.281cm" svg:height="0.281cm" svg:x="23.251cm" svg:y="3.4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42" draw:text-style-name="P23" draw:layer="layout" svg:width="0.281cm" svg:height="0.281cm" svg:x="23.251cm" svg:y="3.4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5" draw:text-style-name="P5" draw:layer="layout" svg:width="0.115cm" svg:height="0.132cm" svg:x="23.332cm" svg:y="3.542cm" svg:viewBox="0 0 116 133" svg:d="M90 8l2 1c3-4 6-6 10-6 3 0 7 2 9 6 1 2 1 3 1 9v18c0 5 0 8-1 10-3 3-6 4-9 4s-6-1-8-3c-2-1-2-3-3-8s-3-8-10-12c-6-3-13-5-21-5-22 0-38 17-38 40v14c0 21 17 35 43 35 10 0 18-1 24-5 2-1 2-1 8-7 2-2 5-3 8-3 6 0 11 5 11 10s-4 11-12 16c-9 7-24 11-40 11-37 0-64-24-64-57v-14c0-35 26-62 59-62 12 0 19 2 31 8z">
                <text:p/>
              </draw:path>
            </draw:g>
            <draw:g xml:id="id5" draw:id="id5">
              <draw:polygon draw:style-name="gr1" draw:text-style-name="P1" draw:layer="layout" svg:width="0.459cm" svg:height="0.399cm" svg:x="23.2cm" svg:y="4cm" svg:viewBox="0 0 460 400" draw:points="230,400 0,400 0,0 460,0 460,400">
                <text:p/>
              </draw:polygon>
              <draw:polygon draw:style-name="gr2" draw:text-style-name="P2" draw:layer="layout" svg:width="0.459cm" svg:height="0.399cm" svg:x="23.2cm" svg:y="4cm" svg:viewBox="0 0 460 400" draw:points="230,400 0,400 0,0 460,0 460,400">
                <text:p/>
              </draw:polygon>
              <draw:path draw:style-name="gr41" draw:text-style-name="P22" draw:layer="layout" svg:width="0.281cm" svg:height="0.281cm" svg:x="23.251cm" svg:y="4.0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42" draw:text-style-name="P23" draw:layer="layout" svg:width="0.281cm" svg:height="0.281cm" svg:x="23.251cm" svg:y="4.064cm" svg:viewBox="0 0 282 282" svg:d="M282 141c0 26-6 47-19 70-13 22-29 39-51 52-23 13-45 19-71 19s-48-6-70-19c-23-13-39-30-52-52-13-23-19-44-19-70s6-48 19-70c13-23 29-39 52-52 22-13 44-19 70-19s48 6 71 19c22 13 38 29 51 52 13 22 19 44 19 70z">
                <text:p/>
              </draw:path>
              <draw:path draw:style-name="gr5" draw:text-style-name="P5" draw:layer="layout" svg:width="0.115cm" svg:height="0.132cm" svg:x="23.332cm" svg:y="4.142cm" svg:viewBox="0 0 116 133" svg:d="M90 8l2 1c3-4 6-6 10-6 3 0 7 2 9 6 1 2 1 3 1 9v18c0 5 0 8-1 10-3 3-6 4-9 4s-6-1-8-3c-2-1-2-3-3-8s-3-8-10-12c-6-3-13-5-21-5-22 0-38 17-38 40v14c0 21 17 35 43 35 10 0 18-1 24-5 2-1 2-1 8-7 2-2 5-3 8-3 6 0 11 5 11 10s-4 11-12 16c-9 7-24 11-40 11-37 0-64-24-64-57v-14c0-35 26-62 59-62 12 0 19 2 31 8z">
                <text:p/>
              </draw:path>
            </draw:g>
            <draw:connector draw:style-name="gr85" draw:text-style-name="P25" draw:layer="layout" draw:type="lines" svg:x1="25.1cm" svg:y1="3cm" svg:x2="23.66cm" svg:y2="3cm" draw:start-shape="id1" draw:start-glue-point="3" draw:end-shape="id2" draw:end-glue-point="1" svg:d="M25100 3000h-510-420-510" svg:viewBox="0 0 1441 1">
              <text:p/>
            </draw:connector>
            <draw:connector draw:style-name="gr86" draw:text-style-name="P25" draw:layer="layout" draw:type="lines" svg:x1="23.66cm" svg:y1="3.6cm" svg:x2="24.45cm" svg:y2="3.6cm" draw:start-shape="id3" draw:start-glue-point="1" draw:end-shape="id4" draw:end-glue-point="3" svg:d="M23660 3600h510-230 510" svg:viewBox="0 0 791 1">
              <text:p/>
            </draw:connector>
            <draw:connector draw:style-name="gr87" draw:text-style-name="P25" draw:layer="layout" draw:type="lines" svg:x1="23.66cm" svg:y1="4.2cm" svg:x2="24.5cm" svg:y2="4.2cm" draw:start-shape="id5" draw:start-glue-point="1" draw:end-shape="id6" draw:end-glue-point="3" svg:d="M23660 4200h510-180 510" svg:viewBox="0 0 841 1">
              <text:p/>
            </draw:connector>
            <draw:frame draw:style-name="gr88" draw:text-style-name="P27" draw:layer="layout" svg:width="3.2cm" svg:height="0.962cm" svg:x="23.2cm" svg:y="1cm">
              <draw:text-box>
                <text:p text:style-name="P26">Key</text:p>
              </draw:text-box>
            </draw:frame>
          </draw:g>
        </draw:g>
        <draw:line draw:style-name="gr89" draw:text-style-name="P25" draw:layer="layout" svg:x1="11cm" svg:y1="0cm" svg:x2="11cm" svg:y2="15.75cm">
          <text:p text:style-name="P8"><text:s/><text:s/><text:s/>Library (Internal)</text:p>
        </draw:line>
        <draw:connector draw:style-name="gr90" draw:text-style-name="P25" draw:layer="layout" draw:type="lines" svg:x1="15.514cm" svg:y1="6.162cm" svg:x2="15.514cm" svg:y2="7.363cm" draw:start-shape="id7" draw:start-glue-point="2" draw:end-shape="id8" draw:end-glue-point="0" svg:d="M15514 6162v510 181 510" svg:viewBox="0 0 1 1202">
          <text:p/>
        </draw:connector>
        <draw:connector draw:style-name="gr91" draw:text-style-name="P25" draw:layer="layout" draw:type="curve" draw:line-skew="-0.226cm -0.599cm" svg:x1="3.604cm" svg:y1="11cm" svg:x2="1.9cm" svg:y2="13.991cm" draw:start-shape="id9" draw:start-glue-point="2" draw:end-shape="id10" draw:end-glue-point="3" svg:d="M3604 11000c0 999-1407 832-2249 1330s-1118 1661 545 1661" svg:viewBox="0 0 2919 2992">
          <text:p/>
        </draw:connector>
        <draw:connector draw:style-name="gr91" draw:text-style-name="P25" draw:layer="layout" draw:type="curve" draw:line-skew="-0.504cm" svg:x1="1.8cm" svg:y1="3.208cm" svg:x2="1.908cm" svg:y2="10.037cm" draw:start-shape="id11" draw:end-shape="id9" draw:end-glue-point="3" svg:d="M1800 3208c-1521 0-1575 6829 108 6829" svg:viewBox="0 0 1257 6830">
          <text:p/>
        </draw:connector>
        <draw:connector draw:style-name="gr91" draw:text-style-name="P25" draw:layer="layout" draw:type="curve" draw:line-skew="-0.122cm" svg:x1="3.071cm" svg:y1="7.17cm" svg:x2="3.604cm" svg:y2="9.074cm" draw:start-shape="id12" draw:end-shape="id9" draw:end-glue-point="0" svg:d="M3071 7170c0 1245 533 293 533 1904" svg:viewBox="0 0 534 1905">
          <text:p/>
        </draw:connector>
        <draw:connector draw:style-name="gr91" draw:text-style-name="P25" draw:layer="layout" draw:type="curve" draw:line-skew="-0.375cm" svg:x1="17.979cm" svg:y1="8.981cm" svg:x2="5.855cm" svg:y2="13.991cm" draw:start-shape="id8" draw:start-glue-point="1" draw:end-shape="id10" draw:end-glue-point="1" svg:d="M17979 8981c202 0 6264 5010-12124 5010" svg:viewBox="0 0 13241 5011">
          <text:p/>
        </draw:connector>
        <draw:connector draw:style-name="gr92" draw:text-style-name="P25" draw:layer="layout" draw:type="curve" svg:x1="5.3cm" svg:y1="10.037cm" svg:x2="15.514cm" svg:y2="10.6cm" draw:start-shape="id9" draw:start-glue-point="1" draw:end-shape="id8" draw:end-glue-point="2" svg:d="M5300 10037c5812 0 4843 537 5944 869s4270 459 4270-306" svg:viewBox="0 0 10215 1131">
          <text:p/>
        </draw:connector>
        <draw:connector draw:style-name="gr92" draw:text-style-name="P25" draw:layer="layout" draw:type="curve" svg:x1="12cm" svg:y1="5.281cm" svg:x2="4.242cm" svg:y2="6.535cm" draw:start-shape="id7" draw:start-glue-point="3" draw:end-shape="id12" svg:d="M12000 5281c-5818 0-1940 1254-7758 1254" svg:viewBox="0 0 7759 1255">
          <text:p/>
        </draw:connector>
        <draw:connector draw:style-name="gr92" draw:text-style-name="P25" draw:layer="layout" draw:type="curve" svg:x1="19.028cm" svg:y1="5.281cm" svg:x2="20.366cm" svg:y2="14.79cm" draw:start-shape="id7" draw:start-glue-point="1" draw:end-shape="id13" draw:end-glue-point="0" svg:d="M19028 5281c892 0 1338 3169 1338 9509" svg:viewBox="0 0 1339 9510">
          <text:p/>
        </draw:connector>
        <draw:connector draw:style-name="gr93" draw:text-style-name="P25" draw:layer="layout" draw:type="curve" svg:x1="15.514cm" svg:y1="4.4cm" svg:x2="9.993cm" svg:y2="3.208cm" draw:start-shape="id7" draw:start-glue-point="0" draw:end-shape="id11" svg:d="M15514 4400c0-795-1840-1192-5521-1192" svg:viewBox="0 0 5522 1193">
          <text:p/>
        </draw:connector>
        <draw:connector draw:style-name="gr94" draw:text-style-name="P25" draw:layer="layout" draw:type="curve" draw:line-skew="-0.212cm" svg:x1="5.896cm" svg:y1="1.59cm" svg:x2="18.057cm" svg:y2="1.706cm" draw:start-shape="id11" draw:start-glue-point="0" draw:end-shape="id14" draw:end-glue-point="0" svg:d="M5896 1590c0-1083 12161-1141 12161 116" svg:viewBox="0 0 12162 937">
          <text:p/>
        </draw:connector>
        <draw:connector draw:style-name="gr94" draw:text-style-name="P25" draw:layer="layout" draw:type="curve" svg:x1="15.514cm" svg:y1="4.4cm" svg:x2="14cm" svg:y2="1.936cm" draw:start-shape="id7" draw:start-glue-point="0" draw:end-shape="id15" draw:end-glue-point="1" svg:d="M15514 4400c0-1643-504-2464-1514-2464" svg:viewBox="0 0 1515 2465">
          <text:p/>
        </draw:connector>
        <draw:connector draw:style-name="gr94" draw:text-style-name="P25" draw:layer="layout" draw:type="curve" svg:x1="15.514cm" svg:y1="4.4cm" svg:x2="17.2cm" svg:y2="2.085cm" draw:start-shape="id7" draw:start-glue-point="0" draw:end-shape="id14" draw:end-glue-point="3" svg:d="M15514 4400c0-1544 562-2315 1686-2315" svg:viewBox="0 0 1687 2316">
          <text:p/>
        </draw:connector>
        <draw:line draw:style-name="gr89" draw:text-style-name="P25" draw:layer="layout" svg:x1="22cm" svg:y1="0cm" svg:x2="22cm" svg:y2="15.75cm">
          <text:p text:style-name="P8">Application</text:p>
        </draw:line>
        <presentation:notes draw:style-name="dp2">
          <draw:page-thumbnail draw:style-name="gr95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08:19:05.959540705</meta:creation-date>
    <dc:date>2018-02-17T09:51:45.676713302</dc:date>
    <meta:editing-duration>PT7M45S</meta:editing-duration>
    <meta:editing-cycles>2</meta:editing-cycles>
    <meta:generator>LibreOffice/6.0.1.1$Linux_X86_64 LibreOffice_project/60bfb1526849283ce2491346ed2aa51c465abfe6</meta:generator>
    <meta:document-statistic meta:object-count="315"/>
  </office:meta>
</office:document-meta>
</file>